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783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0.967cm"/>
    </style:style>
    <style:style style:name="co1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18" style:family="table-cell" style:parent-style-name="Default">
      <style:text-properties fo:color="#999999"/>
    </style:style>
    <style:style style:name="ce3" style:family="table-cell" style:parent-style-name="Default" style:data-style-name="N121"/>
    <style:style style:name="ce20" style:family="table-cell" style:parent-style-name="Default" style:data-style-name="N121">
      <style:text-properties fo:color="#999999"/>
    </style:style>
    <style:style style:name="ce4" style:family="table-cell" style:parent-style-name="Default" style:data-style-name="N120"/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9"/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3" style:family="table-cell" style:parent-style-name="Default" style:data-style-name="N1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ROUND([.$B$3]/([.A5]+1))" office:value-type="float" office:value="1000" calcext:value-type="float">
            <text:p>1000</text:p>
          </table:table-cell>
          <table:table-cell table:style-name="Default" table:formula="of:=ROUND([.$C$3]/((8*[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3]/([.E5]+1)" office:value-type="float" office:value="19.6078431372549" calcext:value-type="float">
            <text:p>19,6</text:p>
          </table:table-cell>
          <table:table-cell table:formula="of:=[.$C$3]/([.E5]+1)" office:value-type="float" office:value="156.862745098039" calcext:value-type="float">
            <text:p>156,9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formula="of:=ROUND([.$B$3]/([.A6]+1))" office:value-type="float" office:value="500" calcext:value-type="float">
            <text:p>500</text:p>
          </table:table-cell>
          <table:table-cell table:style-name="Default" table:formula="of:=ROUND([.$C$3]/((8*[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3]/([.E6]+1)" office:value-type="float" office:value="9.9009900990099" calcext:value-type="float">
            <text:p>9,9</text:p>
          </table:table-cell>
          <table:table-cell table:formula="of:=[.$C$3]/([.E6]+1)" office:value-type="float" office:value="79.2079207920792" calcext:value-type="float">
            <text:p>79,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formula="of:=ROUND([.$B$3]/([.A7]+1))" office:value-type="float" office:value="333" calcext:value-type="float">
            <text:p>333</text:p>
          </table:table-cell>
          <table:table-cell table:style-name="Default" table:formula="of:=ROUND([.$C$3]/((8*[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3]/([.E7]+1)" office:value-type="float" office:value="5.95238095238095" calcext:value-type="float">
            <text:p>6,0</text:p>
          </table:table-cell>
          <table:table-cell table:formula="of:=[.$C$3]/([.E7]+1)" office:value-type="float" office:value="47.6190476190476" calcext:value-type="float">
            <text:p>47,6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formula="of:=ROUND([.$B$3]/([.A8]+1))" office:value-type="float" office:value="250" calcext:value-type="float">
            <text:p>250</text:p>
          </table:table-cell>
          <table:table-cell table:style-name="Default" table:formula="of:=ROUND([.$C$3]/((8*[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3]/([.E8]+1)" office:value-type="float" office:value="4.97512437810945" calcext:value-type="float">
            <text:p>5,0</text:p>
          </table:table-cell>
          <table:table-cell table:formula="of:=[.$C$3]/([.E8]+1)" office:value-type="float" office:value="39.8009950248756" calcext:value-type="float">
            <text:p>39,8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table:formula="of:=ROUND([.$B$3]/([.A9]+1))" office:value-type="float" office:value="200" calcext:value-type="float">
            <text:p>200</text:p>
          </table:table-cell>
          <table:table-cell table:style-name="Default" table:formula="of:=ROUND([.$C$3]/((8*[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3]/([.E9]+1)" office:value-type="float" office:value="3.98406374501992" calcext:value-type="float">
            <text:p>4,0</text:p>
          </table:table-cell>
          <table:table-cell table:formula="of:=[.$C$3]/([.E9]+1)" office:value-type="float" office:value="31.8725099601594" calcext:value-type="float">
            <text:p>31,9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table:formula="of:=ROUND([.$B$3]/([.A10]+1))" office:value-type="float" office:value="167" calcext:value-type="float">
            <text:p>167</text:p>
          </table:table-cell>
          <table:table-cell table:style-name="Default" table:formula="of:=ROUND([.$C$3]/((8*[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0" table:formula="of:=[.$B$3]/([.E10]+1)" office:value-type="float" office:value="3.32225913621262" calcext:value-type="float">
            <text:p>3,3</text:p>
          </table:table-cell>
          <table:table-cell table:style-name="ce20" table:formula="of:=[.$C$3]/([.E10]+1)" office:value-type="float" office:value="26.578073089701" calcext:value-type="float">
            <text:p>26,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B$3]/([.A11]+1))" office:value-type="float" office:value="143" calcext:value-type="float">
            <text:p>143</text:p>
          </table:table-cell>
          <table:table-cell table:formula="of:=ROUND([.$C$3]/((8*[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3]/([.E11]+1)" office:value-type="float" office:value="2.9940119760479" calcext:value-type="float">
            <text:p>3,0</text:p>
          </table:table-cell>
          <table:table-cell table:formula="of:=[.$C$3]/([.E11]+1)" office:value-type="float" office:value="23.9520958083832" calcext:value-type="float">
            <text:p>24,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B$3]/([.A12]+1))" office:value-type="float" office:value="125" calcext:value-type="float">
            <text:p>125</text:p>
          </table:table-cell>
          <table:table-cell table:formula="of:=ROUND([.$C$3]/((8*[.A12])+8))" office:value-type="float" office:value="125" calcext:value-type="float">
            <text:p>125</text:p>
          </table:table-cell>
          <table:table-cell/>
          <table:table-cell table:style-name="ce18" office:value-type="float" office:value="350" calcext:value-type="float">
            <text:p>350</text:p>
          </table:table-cell>
          <table:table-cell table:style-name="ce20" table:formula="of:=[.$B$3]/([.E12]+1)" office:value-type="float" office:value="2.84900284900285" calcext:value-type="float">
            <text:p>2,8</text:p>
          </table:table-cell>
          <table:table-cell table:style-name="ce20" table:formula="of:=[.$C$3]/([.E12]+1)" office:value-type="float" office:value="22.7920227920228" calcext:value-type="float">
            <text:p>22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B$3]/([.A13]+1))" office:value-type="float" office:value="111" calcext:value-type="float">
            <text:p>111</text:p>
          </table:table-cell>
          <table:table-cell table:formula="of:=ROUND([.$C$3]/((8*[.A13])+8))" office:value-type="float" office:value="111" calcext:value-type="float">
            <text:p>111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 table:style-name="ce20" table:formula="of:=[.$B$3]/([.E13]+1)" office:value-type="float" office:value="2.49376558603491" calcext:value-type="float">
            <text:p>2,5</text:p>
          </table:table-cell>
          <table:table-cell table:style-name="ce20" table:formula="of:=[.$C$3]/([.E13]+1)" office:value-type="float" office:value="19.9501246882793" calcext:value-type="float">
            <text:p>20,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table:formula="of:=ROUND([.$B$3]/([.A14]+1))" office:value-type="float" office:value="100" calcext:value-type="float">
            <text:p>100</text:p>
          </table:table-cell>
          <table:table-cell table:style-name="Default" table:formula="of:=ROUND([.$C$3]/((8*[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3]/([.E14]+1)" office:value-type="float" office:value="1.99600798403194" calcext:value-type="float">
            <text:p>2,0</text:p>
          </table:table-cell>
          <table:table-cell table:formula="of:=[.$C$3]/([.E14]+1)" office:value-type="float" office:value="15.9680638722555" calcext:value-type="float">
            <text:p>16,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B$3]/([.A15]+1))" office:value-type="float" office:value="91" calcext:value-type="float">
            <text:p>91</text:p>
          </table:table-cell>
          <table:table-cell table:formula="of:=ROUND([.$C$3]/((8*[.A15])+8))" office:value-type="float" office:value="91" calcext:value-type="float">
            <text:p>91</text:p>
          </table:table-cell>
          <table:table-cell/>
          <table:table-cell table:style-name="ce18" office:value-type="float" office:value="600" calcext:value-type="float">
            <text:p>600</text:p>
          </table:table-cell>
          <table:table-cell table:style-name="ce20" table:formula="of:=[.$B$3]/([.E15]+1)" office:value-type="float" office:value="1.66389351081531" calcext:value-type="float">
            <text:p>1,7</text:p>
          </table:table-cell>
          <table:table-cell table:style-name="ce20" table:formula="of:=[.$C$3]/([.E15]+1)" office:value-type="float" office:value="13.3111480865225" calcext:value-type="float">
            <text:p>13,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$B$3]/([.A16]+1))" office:value-type="float" office:value="83" calcext:value-type="float">
            <text:p>83</text:p>
          </table:table-cell>
          <table:table-cell table:formula="of:=ROUND([.$C$3]/((8*[.A16])+8))" office:value-type="float" office:value="83" calcext:value-type="float">
            <text:p>83</text:p>
          </table:table-cell>
          <table:table-cell/>
          <table:table-cell table:style-name="ce18" office:value-type="float" office:value="700" calcext:value-type="float">
            <text:p>700</text:p>
          </table:table-cell>
          <table:table-cell table:style-name="ce20" table:formula="of:=[.$B$3]/([.E16]+1)" office:value-type="float" office:value="1.4265335235378" calcext:value-type="float">
            <text:p>1,4</text:p>
          </table:table-cell>
          <table:table-cell table:style-name="ce20" table:formula="of:=[.$C$3]/([.E16]+1)" office:value-type="float" office:value="11.4122681883024" calcext:value-type="float">
            <text:p>11,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$B$3]/([.A17]+1))" office:value-type="float" office:value="77" calcext:value-type="float">
            <text:p>77</text:p>
          </table:table-cell>
          <table:table-cell table:formula="of:=ROUND([.$C$3]/((8*[.A17])+8))" office:value-type="float" office:value="77" calcext:value-type="float">
            <text:p>77</text:p>
          </table:table-cell>
          <table:table-cell/>
          <table:table-cell table:style-name="ce18" office:value-type="float" office:value="800" calcext:value-type="float">
            <text:p>800</text:p>
          </table:table-cell>
          <table:table-cell table:style-name="ce20" table:formula="of:=[.$B$3]/([.E17]+1)" office:value-type="float" office:value="1.24843945068664" calcext:value-type="float">
            <text:p>1,2</text:p>
          </table:table-cell>
          <table:table-cell table:style-name="ce20" table:formula="of:=[.$C$3]/([.E17]+1)" office:value-type="float" office:value="9.98751560549313" calcext:value-type="float">
            <text:p>10,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$B$3]/([.A18]+1))" office:value-type="float" office:value="71" calcext:value-type="float">
            <text:p>71</text:p>
          </table:table-cell>
          <table:table-cell table:formula="of:=ROUND([.$C$3]/((8*[.A18])+8))" office:value-type="float" office:value="71" calcext:value-type="float">
            <text:p>71</text:p>
          </table:table-cell>
          <table:table-cell/>
          <table:table-cell table:style-name="ce18" office:value-type="float" office:value="900" calcext:value-type="float">
            <text:p>900</text:p>
          </table:table-cell>
          <table:table-cell table:style-name="ce20" table:formula="of:=[.$B$3]/([.E18]+1)" office:value-type="float" office:value="1.10987791342952" calcext:value-type="float">
            <text:p>1,1</text:p>
          </table:table-cell>
          <table:table-cell table:style-name="ce20" table:formula="of:=[.$C$3]/([.E18]+1)" office:value-type="float" office:value="8.87902330743618" calcext:value-type="float">
            <text:p>8,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$B$3]/([.A19]+1))" office:value-type="float" office:value="67" calcext:value-type="float">
            <text:p>67</text:p>
          </table:table-cell>
          <table:table-cell table:formula="of:=ROUND([.$C$3]/((8*[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3]/([.E19]+1)" office:value-type="float" office:value="0.999000999000999" calcext:value-type="float">
            <text:p>1,0</text:p>
          </table:table-cell>
          <table:table-cell table:formula="of:=[.$C$3]/([.E19]+1)" office:value-type="float" office:value="7.99200799200799" calcext:value-type="float">
            <text:p>8,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$B$3]/([.A20]+1))" office:value-type="float" office:value="63" calcext:value-type="float">
            <text:p>63</text:p>
          </table:table-cell>
          <table:table-cell table:formula="of:=ROUND([.$C$3]/((8*[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style-name="ce20" table:formula="of:=[.$B$3]/([.E20]+1)" office:value-type="float" office:value="0.908265213442325" calcext:value-type="float">
            <text:p>0,9</text:p>
          </table:table-cell>
          <table:table-cell table:style-name="ce20" table:formula="of:=[.$C$3]/([.E20]+1)" office:value-type="float" office:value="7.2661217075386" calcext:value-type="float">
            <text:p>7,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$B$3]/([.A21]+1))" office:value-type="float" office:value="59" calcext:value-type="float">
            <text:p>59</text:p>
          </table:table-cell>
          <table:table-cell table:formula="of:=ROUND([.$C$3]/((8*[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$B$3]/([.A22]+1))" office:value-type="float" office:value="56" calcext:value-type="float">
            <text:p>56</text:p>
          </table:table-cell>
          <table:table-cell table:formula="of:=ROUND([.$C$3]/((8*[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$B$3]/([.A23]+1))" office:value-type="float" office:value="53" calcext:value-type="float">
            <text:p>53</text:p>
          </table:table-cell>
          <table:table-cell table:formula="of:=ROUND([.$C$3]/((8*[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table:formula="of:=ROUND([.$B$3]/([.A24]+1))" office:value-type="float" office:value="50" calcext:value-type="float">
            <text:p>50</text:p>
          </table:table-cell>
          <table:table-cell table:style-name="Default" table:formula="of:=ROUND([.$C$3]/((8*[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$B$3]/([.A25]+1))" office:value-type="float" office:value="48" calcext:value-type="float">
            <text:p>48</text:p>
          </table:table-cell>
          <table:table-cell table:formula="of:=ROUND([.$C$3]/((8*[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" table:formula="of:=(1/[.B$4]) / ((1/[.B$4]) + 1/(2 * PI() * [.$A5]))" office:value-type="float" office:value="0.750991610387948" calcext:value-type="float">
            <text:p>0,7510</text:p>
          </table:table-cell>
          <table:table-cell table:style-name="ce7" table:formula="of:=(1/[.C$4]) / ((1/[.C$4]) + 1/(2 * PI() * [.$A5]))" office:value-type="float" office:value="0.644990328412363" calcext:value-type="float">
            <text:p>0,6450</text:p>
          </table:table-cell>
          <table:table-cell table:style-name="ce7" table:formula="of:=(1/[.D$4]) / ((1/[.D$4]) + 1/(2 * PI() * [.$A5]))" office:value-type="float" office:value="0.601270268986112" calcext:value-type="float">
            <text:p>0,6013</text:p>
          </table:table-cell>
          <table:table-cell table:style-name="ce7" table:formula="of:=(1/[.E$4]) / ((1/[.E$4]) + 1/(2 * PI() * [.$A5]))" office:value-type="float" office:value="0.546767185759805" calcext:value-type="float">
            <text:p>0,5468</text:p>
          </table:table-cell>
          <table:table-cell table:style-name="ce7" table:formula="of:=(1/[.F$4]) / ((1/[.F$4]) + 1/(2 * PI() * [.$A5]))" office:value-type="float" office:value="0.475254131022048" calcext:value-type="float">
            <text:p>0,4753</text:p>
          </table:table-cell>
          <table:table-cell table:style-name="ce7" table:formula="of:=(1/[.G$4]) / ((1/[.G$4]) + 1/(2 * PI() * [.$A5]))" office:value-type="float" office:value="0.376241976097736" calcext:value-type="float">
            <text:p>0,3762</text:p>
          </table:table-cell>
          <table:table-cell table:style-name="ce7" table:formula="of:=(1/[.H$4]) / ((1/[.H$4]) + 1/(2 * PI() * [.$A5]))" office:value-type="float" office:value="0.23171061855235" calcext:value-type="float">
            <text:p>0,23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1/[.B$4]) / ((1/[.B$4]) + 1/(2 * PI() * [.$A6]))" office:value-type="float" office:value="0.758546992994776" calcext:value-type="float">
            <text:p>0,7585</text:p>
          </table:table-cell>
          <table:table-cell table:style-name="ce7" table:formula="of:=(1/[.C$4]) / ((1/[.C$4]) + 1/(2 * PI() * [.$A6]))" office:value-type="float" office:value="0.654281377084551" calcext:value-type="float">
            <text:p>0,6543</text:p>
          </table:table-cell>
          <table:table-cell table:style-name="ce7" table:formula="of:=(1/[.D$4]) / ((1/[.D$4]) + 1/(2 * PI() * [.$A6]))" office:value-type="float" office:value="0.611015470351657" calcext:value-type="float">
            <text:p>0,6110</text:p>
          </table:table-cell>
          <table:table-cell table:style-name="ce7" table:formula="of:=(1/[.E$4]) / ((1/[.E$4]) + 1/(2 * PI() * [.$A6]))" office:value-type="float" office:value="0.556862724144178" calcext:value-type="float">
            <text:p>0,5569</text:p>
          </table:table-cell>
          <table:table-cell table:style-name="ce7" table:formula="of:=(1/[.F$4]) / ((1/[.F$4]) + 1/(2 * PI() * [.$A6]))" office:value-type="float" office:value="0.485443510083588" calcext:value-type="float">
            <text:p>0,4854</text:p>
          </table:table-cell>
          <table:table-cell table:style-name="ce7" table:formula="of:=(1/[.G$4]) / ((1/[.G$4]) + 1/(2 * PI() * [.$A6]))" office:value-type="float" office:value="0.385869545095037" calcext:value-type="float">
            <text:p>0,3859</text:p>
          </table:table-cell>
          <table:table-cell table:style-name="ce7" table:formula="of:=(1/[.H$4]) / ((1/[.H$4]) + 1/(2 * PI() * [.$A6]))" office:value-type="float" office:value="0.239057223610688" calcext:value-type="float">
            <text:p>0,239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1/[.B$4]) / ((1/[.B$4]) + 1/(2 * PI() * [.$A7]))" office:value-type="float" office:value="0.862697438301587" calcext:value-type="float">
            <text:p>0,8627</text:p>
          </table:table-cell>
          <table:table-cell table:style-name="ce7" table:formula="of:=(1/[.C$4]) / ((1/[.C$4]) + 1/(2 * PI() * [.$A7]))" office:value-type="float" office:value="0.791015828561927" calcext:value-type="float">
            <text:p>0,7910</text:p>
          </table:table-cell>
          <table:table-cell table:style-name="ce7" table:formula="of:=(1/[.D$4]) / ((1/[.D$4]) + 1/(2 * PI() * [.$A7]))" office:value-type="float" office:value="0.758546992994776" calcext:value-type="float">
            <text:p>0,7585</text:p>
          </table:table-cell>
          <table:table-cell table:style-name="ce7" table:formula="of:=(1/[.E$4]) / ((1/[.E$4]) + 1/(2 * PI() * [.$A7]))" office:value-type="float" office:value="0.715365222004773" calcext:value-type="float">
            <text:p>0,7154</text:p>
          </table:table-cell>
          <table:table-cell table:style-name="ce7" table:formula="of:=(1/[.F$4]) / ((1/[.F$4]) + 1/(2 * PI() * [.$A7]))" office:value-type="float" office:value="0.65360076877817" calcext:value-type="float">
            <text:p>0,6536</text:p>
          </table:table-cell>
          <table:table-cell table:style-name="ce7" table:formula="of:=(1/[.G$4]) / ((1/[.G$4]) + 1/(2 * PI() * [.$A7]))" office:value-type="float" office:value="0.556862724144178" calcext:value-type="float">
            <text:p>0,5569</text:p>
          </table:table-cell>
          <table:table-cell table:style-name="ce7" table:formula="of:=(1/[.H$4]) / ((1/[.H$4]) + 1/(2 * PI() * [.$A7]))" office:value-type="float" office:value="0.385869545095037" calcext:value-type="float">
            <text:p>0,385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1/[.B$4]) / ((1/[.B$4]) + 1/(2 * PI() * [.$A8]))" office:value-type="float" office:value="0.904074695522225" calcext:value-type="float">
            <text:p>0,9041</text:p>
          </table:table-cell>
          <table:table-cell table:style-name="ce7" table:formula="of:=(1/[.C$4]) / ((1/[.C$4]) + 1/(2 * PI() * [.$A8]))" office:value-type="float" office:value="0.850245083313804" calcext:value-type="float">
            <text:p>0,8502</text:p>
          </table:table-cell>
          <table:table-cell table:style-name="ce7" table:formula="of:=(1/[.D$4]) / ((1/[.D$4]) + 1/(2 * PI() * [.$A8]))" office:value-type="float" office:value="0.824941893236994" calcext:value-type="float">
            <text:p>0,8249</text:p>
          </table:table-cell>
          <table:table-cell table:style-name="ce7" table:formula="of:=(1/[.E$4]) / ((1/[.E$4]) + 1/(2 * PI() * [.$A8]))" office:value-type="float" office:value="0.790352490568411" calcext:value-type="float">
            <text:p>0,7904</text:p>
          </table:table-cell>
          <table:table-cell table:style-name="ce7" table:formula="of:=(1/[.F$4]) / ((1/[.F$4]) + 1/(2 * PI() * [.$A8]))" office:value-type="float" office:value="0.738921366546538" calcext:value-type="float">
            <text:p>0,7389</text:p>
          </table:table-cell>
          <table:table-cell table:style-name="ce7" table:formula="of:=(1/[.G$4]) / ((1/[.G$4]) + 1/(2 * PI() * [.$A8]))" office:value-type="float" office:value="0.653374213897895" calcext:value-type="float">
            <text:p>0,6534</text:p>
          </table:table-cell>
          <table:table-cell table:style-name="ce7" table:formula="of:=(1/[.H$4]) / ((1/[.H$4]) + 1/(2 * PI() * [.$A8]))" office:value-type="float" office:value="0.485193600658078" calcext:value-type="float">
            <text:p>0,485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1/[.B$4]) / ((1/[.B$4]) + 1/(2 * PI() * [.$A9]))" office:value-type="float" office:value="0.926288317750839" calcext:value-type="float">
            <text:p>0,9263</text:p>
          </table:table-cell>
          <table:table-cell table:style-name="ce7" table:formula="of:=(1/[.C$4]) / ((1/[.C$4]) + 1/(2 * PI() * [.$A9]))" office:value-type="float" office:value="0.883315285043643" calcext:value-type="float">
            <text:p>0,8833</text:p>
          </table:table-cell>
          <table:table-cell table:style-name="ce7" table:formula="of:=(1/[.D$4]) / ((1/[.D$4]) + 1/(2 * PI() * [.$A9]))" office:value-type="float" office:value="0.862697438301587" calcext:value-type="float">
            <text:p>0,8627</text:p>
          </table:table-cell>
          <table:table-cell table:style-name="ce7" table:formula="of:=(1/[.E$4]) / ((1/[.E$4]) + 1/(2 * PI() * [.$A9]))" office:value-type="float" office:value="0.834067535971978" calcext:value-type="float">
            <text:p>0,8341</text:p>
          </table:table-cell>
          <table:table-cell table:style-name="ce7" table:formula="of:=(1/[.F$4]) / ((1/[.F$4]) + 1/(2 * PI() * [.$A9]))" office:value-type="float" office:value="0.790518220744551" calcext:value-type="float">
            <text:p>0,7905</text:p>
          </table:table-cell>
          <table:table-cell table:style-name="ce7" table:formula="of:=(1/[.G$4]) / ((1/[.G$4]) + 1/(2 * PI() * [.$A9]))" office:value-type="float" office:value="0.715365222004773" calcext:value-type="float">
            <text:p>0,7154</text:p>
          </table:table-cell>
          <table:table-cell table:style-name="ce7" table:formula="of:=(1/[.H$4]) / ((1/[.H$4]) + 1/(2 * PI() * [.$A9]))" office:value-type="float" office:value="0.556862724144178" calcext:value-type="float">
            <text:p>0,556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1/[.B$4]) / ((1/[.B$4]) + 1/(2 * PI() * [.$A10]))" office:value-type="float" office:value="0.940148300306698" calcext:value-type="float">
            <text:p>0,9401</text:p>
          </table:table-cell>
          <table:table-cell table:style-name="ce7" table:formula="of:=(1/[.C$4]) / ((1/[.C$4]) + 1/(2 * PI() * [.$A10]))" office:value-type="float" office:value="0.904421723238937" calcext:value-type="float">
            <text:p>0,9044</text:p>
          </table:table-cell>
          <table:table-cell table:style-name="ce7" table:formula="of:=(1/[.D$4]) / ((1/[.D$4]) + 1/(2 * PI() * [.$A10]))" office:value-type="float" office:value="0.887056463256847" calcext:value-type="float">
            <text:p>0,8871</text:p>
          </table:table-cell>
          <table:table-cell table:style-name="ce7" table:formula="of:=(1/[.E$4]) / ((1/[.E$4]) + 1/(2 * PI() * [.$A10]))" office:value-type="float" office:value="0.862697438301587" calcext:value-type="float">
            <text:p>0,8627</text:p>
          </table:table-cell>
          <table:table-cell table:style-name="ce7" table:formula="of:=(1/[.F$4]) / ((1/[.F$4]) + 1/(2 * PI() * [.$A10]))" office:value-type="float" office:value="0.825086331288066" calcext:value-type="float">
            <text:p>0,8251</text:p>
          </table:table-cell>
          <table:table-cell table:style-name="ce7" table:formula="of:=(1/[.G$4]) / ((1/[.G$4]) + 1/(2 * PI() * [.$A10]))" office:value-type="float" office:value="0.758546992994776" calcext:value-type="float">
            <text:p>0,7585</text:p>
          </table:table-cell>
          <table:table-cell table:style-name="ce7" table:formula="of:=(1/[.H$4]) / ((1/[.H$4]) + 1/(2 * PI() * [.$A10]))" office:value-type="float" office:value="0.611015470351657" calcext:value-type="float">
            <text:p>0,611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7" table:formula="of:=(1/[.B$4]) / ((1/[.B$4]) + 1/(2 * PI() * [.$A11]))" office:value-type="float" office:value="0.954385819578748" calcext:value-type="float">
            <text:p>0,9544</text:p>
          </table:table-cell>
          <table:table-cell table:style-name="ce7" table:formula="of:=(1/[.C$4]) / ((1/[.C$4]) + 1/(2 * PI() * [.$A11]))" office:value-type="float" office:value="0.926493402998069" calcext:value-type="float">
            <text:p>0,9265</text:p>
          </table:table-cell>
          <table:table-cell table:style-name="ce7" table:formula="of:=(1/[.D$4]) / ((1/[.D$4]) + 1/(2 * PI() * [.$A11]))" office:value-type="float" office:value="0.912751411992376" calcext:value-type="float">
            <text:p>0,9128</text:p>
          </table:table-cell>
          <table:table-cell table:style-name="ce7" table:formula="of:=(1/[.E$4]) / ((1/[.E$4]) + 1/(2 * PI() * [.$A11]))" office:value-type="float" office:value="0.893267333599895" calcext:value-type="float">
            <text:p>0,8933</text:p>
          </table:table-cell>
          <table:table-cell table:style-name="ce7" table:formula="of:=(1/[.F$4]) / ((1/[.F$4]) + 1/(2 * PI() * [.$A11]))" office:value-type="float" office:value="0.862697438301587" calcext:value-type="float">
            <text:p>0,8627</text:p>
          </table:table-cell>
          <table:table-cell table:style-name="ce7" table:formula="of:=(1/[.G$4]) / ((1/[.G$4]) + 1/(2 * PI() * [.$A11]))" office:value-type="float" office:value="0.807121142005725" calcext:value-type="float">
            <text:p>0,8071</text:p>
          </table:table-cell>
          <table:table-cell table:style-name="ce7" table:formula="of:=(1/[.H$4]) / ((1/[.H$4]) + 1/(2 * PI() * [.$A11]))" office:value-type="float" office:value="0.676616184951783" calcext:value-type="float">
            <text:p>0,6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2 * PI() * [.$A14]) * 1000" office:value-type="float" office:value="3.18309886183791" calcext:value-type="float">
            <text:p>3,183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2 * PI() * [.$A15]) * 1000" office:value-type="float" office:value="1.59154943091895" calcext:value-type="float">
            <text:p>1,5915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2 * PI() * [.$A16]) * 1000" office:value-type="float" office:value="1.06103295394597" calcext:value-type="float">
            <text:p>1,0610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2 * PI() * [.$A17]) * 1000" office:value-type="float" office:value="0.79577471545947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2 * PI() * [.$A18]) * 1000" office:value-type="float" office:value="0.636619772367581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2 * PI() * [.$A19]) * 1000" office:value-type="float" office:value="0.530516476972985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otch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Q</text:p>
          </table:table-cell>
          <table:table-cell table:style-name="ce1" office:value-type="string" calcext:value-type="string">
            <text:p>Center freq</text:p>
          </table:table-cell>
          <table:table-cell table:style-name="ce1" office:value-type="string" calcext:value-type="string">
            <text:p>cutoff low</text:p>
          </table:table-cell>
          <table:table-cell table:style-name="ce1" office:value-type="string" calcext:value-type="string">
            <text:p>cutoff high</text:p>
          </table:table-cell>
          <table:table-cell table:number-columns-repeated="4"/>
        </table:table-row>
        <table:table-row table:style-name="ro1">
          <table:table-cell table:formula="of:=([.B24] * [.C24]) / (([.B24] - [.C24]) * ([.B24] + [.C24]))" office:value-type="float" office:value="0.996268433791746" calcext:value-type="float">
            <text:p>0,996268433791746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4]+[.B24]-[.C24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4285714285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5]+[.B25]-[.C2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4285714285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6]+[.B26]-[.C26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428571428571</text:p>
          </table:table-cell>
          <table:table-cell office:value-type="float" office:value="200" calcext:value-type="float">
            <text:p>200</text:p>
          </table:table-cell>
          <table:table-cell table:formula="of:=[.B27]-50" office:value-type="float" office:value="150" calcext:value-type="float">
            <text:p>150</text:p>
          </table:table-cell>
          <table:table-cell table:formula="of:=[.B27]+[.B27]-[.C27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4285714285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8]+[.B28]-[.C28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4285714285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9]+[.B29]-[.C29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4285714285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30]+[.B30]-[.C30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71428571428571" calcext:value-type="float">
            <text:p>1,714285714285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1]+[.B31]-[.C31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2]+[.B32]-[.C3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22222222222222" calcext:value-type="float">
            <text:p>2,222222222222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3]+[.B33]-[.C3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4] * [.C34]) / (([.B34] - [.C34]) * ([.B34] + [.C34]))" office:value-type="float" office:value="2.05333333333333" calcext:value-type="float">
            <text:p>2,05333333333333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4]+[.B34]-[.C34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.127cm" svg:height="23.872cm" svg:x="9.157cm" svg:y="0.542c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7.65" calcext:value-type="float">
            <text:p>7,65</text:p>
          </table:table-cell>
          <table:table-cell table:formula="of:=[.B3]-[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14.3025" calcext:value-type="float">
            <text:p>14,30</text:p>
          </table:table-cell>
          <table:table-cell table:formula="of:=[.B4]-[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9.807125" calcext:value-type="float">
            <text:p>19,81</text:p>
          </table:table-cell>
          <table:table-cell table:formula="of:=[.B5]-[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24.33605625" calcext:value-type="float">
            <text:p>24,34</text:p>
          </table:table-cell>
          <table:table-cell table:formula="of:=[.B6]-[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8.0356478125" calcext:value-type="float">
            <text:p>28,04</text:p>
          </table:table-cell>
          <table:table-cell table:formula="of:=[.B7]-[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31.180300640625" calcext:value-type="float">
            <text:p>31,18</text:p>
          </table:table-cell>
          <table:table-cell table:formula="of:=[.B8]-[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33.8532555445312" calcext:value-type="float">
            <text:p>33,85</text:p>
          </table:table-cell>
          <table:table-cell table:formula="of:=[.B9]-[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36.2752672128516" calcext:value-type="float">
            <text:p>36,28</text:p>
          </table:table-cell>
          <table:table-cell table:formula="of:=[.B10]-[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8.4839771309238" calcext:value-type="float">
            <text:p>38,48</text:p>
          </table:table-cell>
          <table:table-cell table:formula="of:=[.B11]-[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40.3613805612853" calcext:value-type="float">
            <text:p>40,36</text:p>
          </table:table-cell>
          <table:table-cell table:formula="of:=[.B12]-[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42.1071734770925" calcext:value-type="float">
            <text:p>42,11</text:p>
          </table:table-cell>
          <table:table-cell table:formula="of:=[.B13]-[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43.5910974555286" calcext:value-type="float">
            <text:p>43,59</text:p>
          </table:table-cell>
          <table:table-cell table:formula="of:=[.B14]-[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44.7024328371993" calcext:value-type="float">
            <text:p>44,70</text:p>
          </table:table-cell>
          <table:table-cell table:formula="of:=[.B15]-[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45.7970679116194" calcext:value-type="float">
            <text:p>45,80</text:p>
          </table:table-cell>
          <table:table-cell table:formula="of:=[.B16]-[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6.5775077248765" calcext:value-type="float">
            <text:p>46,58</text:p>
          </table:table-cell>
          <table:table-cell table:formula="of:=[.B17]-[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7.240881566145" calcext:value-type="float">
            <text:p>47,24</text:p>
          </table:table-cell>
          <table:table-cell table:formula="of:=[.B18]-[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7.6547493312233" calcext:value-type="float">
            <text:p>47,65</text:p>
          </table:table-cell>
          <table:table-cell table:formula="of:=[.B19]-[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7.8565369315398" calcext:value-type="float">
            <text:p>47,86</text:p>
          </table:table-cell>
          <table:table-cell table:formula="of:=[.B20]-[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8.1780563918088" calcext:value-type="float">
            <text:p>48,18</text:p>
          </table:table-cell>
          <table:table-cell table:formula="of:=[.B21]-[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8.3013479330375" calcext:value-type="float">
            <text:p>48,30</text:p>
          </table:table-cell>
          <table:table-cell table:formula="of:=[.B22]-[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8.4061457430819" calcext:value-type="float">
            <text:p>48,41</text:p>
          </table:table-cell>
          <table:table-cell table:formula="of:=[.B23]-[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8.6452238816196" calcext:value-type="float">
            <text:p>48,65</text:p>
          </table:table-cell>
          <table:table-cell table:formula="of:=[.B24]-[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8.8484402993766" calcext:value-type="float">
            <text:p>48,85</text:p>
          </table:table-cell>
          <table:table-cell table:formula="of:=[.B25]-[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9.1711742544702" calcext:value-type="float">
            <text:p>49,17</text:p>
          </table:table-cell>
          <table:table-cell table:formula="of:=[.B26]-[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9.2954981162996" calcext:value-type="float">
            <text:p>49,30</text:p>
          </table:table-cell>
          <table:table-cell table:formula="of:=[.B27]-[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9.2511733988547" calcext:value-type="float">
            <text:p>49,25</text:p>
          </table:table-cell>
          <table:table-cell table:formula="of:=[.B28]-[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9.3634973890265" calcext:value-type="float">
            <text:p>49,36</text:p>
          </table:table-cell>
          <table:table-cell table:formula="of:=[.B29]-[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9.6089727806725" calcext:value-type="float">
            <text:p>49,61</text:p>
          </table:table-cell>
          <table:table-cell table:formula="of:=[.B30]-[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9.6676268635716" calcext:value-type="float">
            <text:p>49,67</text:p>
          </table:table-cell>
          <table:table-cell table:formula="of:=[.B31]-[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9.7174828340359" calcext:value-type="float">
            <text:p>49,72</text:p>
          </table:table-cell>
          <table:table-cell table:formula="of:=[.B32]-[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9.9098604089305" calcext:value-type="float">
            <text:p>49,91</text:p>
          </table:table-cell>
          <table:table-cell table:formula="of:=[.B33]-[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9.9233813475909" calcext:value-type="float">
            <text:p>49,92</text:p>
          </table:table-cell>
          <table:table-cell table:formula="of:=[.B34]-[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50.0848741454523" calcext:value-type="float">
            <text:p>50,08</text:p>
          </table:table-cell>
          <table:table-cell table:formula="of:=[.B35]-[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50.0721430236344" calcext:value-type="float">
            <text:p>50,07</text:p>
          </table:table-cell>
          <table:table-cell table:formula="of:=[.B36]-[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9.9113215700893" calcext:value-type="float">
            <text:p>49,91</text:p>
          </table:table-cell>
          <table:table-cell table:formula="of:=[.B37]-[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9.7746233345759" calcext:value-type="float">
            <text:p>49,77</text:p>
          </table:table-cell>
          <table:table-cell table:formula="of:=[.B38]-[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9.6584298343895" calcext:value-type="float">
            <text:p>49,66</text:p>
          </table:table-cell>
          <table:table-cell table:formula="of:=[.B39]-[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7096653592311" calcext:value-type="float">
            <text:p>49,71</text:p>
          </table:table-cell>
          <table:table-cell table:formula="of:=[.B40]-[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9032155553464" calcext:value-type="float">
            <text:p>49,90</text:p>
          </table:table-cell>
          <table:table-cell table:formula="of:=[.B41]-[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50.0677332220444" calcext:value-type="float">
            <text:p>50,07</text:p>
          </table:table-cell>
          <table:table-cell table:formula="of:=[.B42]-[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50.3575732387378" calcext:value-type="float">
            <text:p>50,36</text:p>
          </table:table-cell>
          <table:table-cell table:formula="of:=[.B43]-[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50.6039372529271" calcext:value-type="float">
            <text:p>50,60</text:p>
          </table:table-cell>
          <table:table-cell table:formula="of:=[.B44]-[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963346664988" calcext:value-type="float">
            <text:p>50,96</text:p>
          </table:table-cell>
          <table:table-cell table:formula="of:=[.B45]-[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1.1188446652398" calcext:value-type="float">
            <text:p>51,12</text:p>
          </table:table-cell>
          <table:table-cell table:formula="of:=[.B46]-[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1.1010179654538" calcext:value-type="float">
            <text:p>51,10</text:p>
          </table:table-cell>
          <table:table-cell table:formula="of:=[.B47]-[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1.0858652706358" calcext:value-type="float">
            <text:p>51,09</text:p>
          </table:table-cell>
          <table:table-cell table:formula="of:=[.B48]-[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9229854800404" calcext:value-type="float">
            <text:p>50,92</text:p>
          </table:table-cell>
          <table:table-cell table:formula="of:=[.B49]-[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6345376580343" calcext:value-type="float">
            <text:p>50,63</text:p>
          </table:table-cell>
          <table:table-cell table:formula="of:=[.B50]-[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5393570093292" calcext:value-type="float">
            <text:p>50,54</text:p>
          </table:table-cell>
          <table:table-cell table:formula="of:=[.B51]-[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3084534579298" calcext:value-type="float">
            <text:p>50,31</text:p>
          </table:table-cell>
          <table:table-cell table:formula="of:=[.B52]-[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1121854392403" calcext:value-type="float">
            <text:p>50,11</text:p>
          </table:table-cell>
          <table:table-cell table:formula="of:=[.B53]-[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953576233543" calcext:value-type="float">
            <text:p>50,10</text:p>
          </table:table-cell>
          <table:table-cell table:formula="of:=[.B54]-[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810539798511" calcext:value-type="float">
            <text:p>50,08</text:p>
          </table:table-cell>
          <table:table-cell table:formula="of:=[.B55]-[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2188958828735" calcext:value-type="float">
            <text:p>50,22</text:p>
          </table:table-cell>
          <table:table-cell table:formula="of:=[.B56]-[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860615004425" calcext:value-type="float">
            <text:p>50,19</text:p>
          </table:table-cell>
          <table:table-cell table:formula="of:=[.B57]-[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50.0081522753761" calcext:value-type="float">
            <text:p>50,01</text:p>
          </table:table-cell>
          <table:table-cell table:formula="of:=[.B58]-[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50.0069294340697" calcext:value-type="float">
            <text:p>50,01</text:p>
          </table:table-cell>
          <table:table-cell table:formula="of:=[.B59]-[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1558900189592" calcext:value-type="float">
            <text:p>50,16</text:p>
          </table:table-cell>
          <table:table-cell table:formula="of:=[.B60]-[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1325065161153" calcext:value-type="float">
            <text:p>50,13</text:p>
          </table:table-cell>
          <table:table-cell table:formula="of:=[.B61]-[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112630538698" calcext:value-type="float">
            <text:p>50,11</text:p>
          </table:table-cell>
          <table:table-cell table:formula="of:=[.B62]-[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2457359578933" calcext:value-type="float">
            <text:p>50,25</text:p>
          </table:table-cell>
          <table:table-cell table:formula="of:=[.B63]-[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2088755642093" calcext:value-type="float">
            <text:p>50,21</text:p>
          </table:table-cell>
          <table:table-cell table:formula="of:=[.B64]-[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275442295779" calcext:value-type="float">
            <text:p>50,03</text:p>
          </table:table-cell>
          <table:table-cell table:formula="of:=[.B65]-[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234125951412" calcext:value-type="float">
            <text:p>50,02</text:p>
          </table:table-cell>
          <table:table-cell table:formula="of:=[.B66]-[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6990070587" calcext:value-type="float">
            <text:p>50,17</text:p>
          </table:table-cell>
          <table:table-cell table:formula="of:=[.B67]-[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444155999895" calcext:value-type="float">
            <text:p>50,14</text:p>
          </table:table-cell>
          <table:table-cell table:formula="of:=[.B68]-[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227532599911" calcext:value-type="float">
            <text:p>50,12</text:p>
          </table:table-cell>
          <table:table-cell table:formula="of:=[.B69]-[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2543402709924" calcext:value-type="float">
            <text:p>50,25</text:p>
          </table:table-cell>
          <table:table-cell table:formula="of:=[.B70]-[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2161892303436" calcext:value-type="float">
            <text:p>50,22</text:p>
          </table:table-cell>
          <table:table-cell table:formula="of:=[.B71]-[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.$D$4]*[.D6]+[.$E$4]*[.E6]+[.$F$4]*[.F6]" office:value-type="float" office:value="-0.4" calcext:value-type="float">
            <text:p>-0,4</text:p>
          </table:table-cell>
          <table:table-cell table:formula="of:=IF(AND([.$I$4] &gt; 0;[.$H$16] &gt; 2); [.H6]/[.$H$16]*2; [.H6])" office:value-type="float" office:value="-0.4" calcext:value-type="float">
            <text:p>-0,4</text:p>
          </table:table-cell>
          <table:table-cell table:formula="of:=[.$H$21]*[.C6]+[.I6]" office:value-type="float" office:value="-0.6" calcext:value-type="float">
            <text:p>-0,6</text:p>
          </table:table-cell>
          <table:table-cell table:formula="of:=([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$D$4]*[.D7]+[.$E$4]*[.E7]+[.$F$4]*[.F7]" office:value-type="float" office:value="-0.4" calcext:value-type="float">
            <text:p>-0,4</text:p>
          </table:table-cell>
          <table:table-cell table:formula="of:=IF(AND([.$I$4] &gt; 0;[.$H$16] &gt; 2); [.H7]/[.$H$16]*2; [.H7])" office:value-type="float" office:value="-0.4" calcext:value-type="float">
            <text:p>-0,4</text:p>
          </table:table-cell>
          <table:table-cell table:formula="of:=[.$H$21]*[.C7]+[.I7]" office:value-type="float" office:value="-0.6" calcext:value-type="float">
            <text:p>-0,6</text:p>
          </table:table-cell>
          <table:table-cell table:formula="of:=([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.$D$4]*[.D8]+[.$E$4]*[.E8]+[.$F$4]*[.F8]" office:value-type="float" office:value="1.2" calcext:value-type="float">
            <text:p>1,2</text:p>
          </table:table-cell>
          <table:table-cell table:formula="of:=IF(AND([.$I$4] &gt; 0;[.$H$16] &gt; 2); [.H8]/[.$H$16]*2; [.H8])" office:value-type="float" office:value="1.2" calcext:value-type="float">
            <text:p>1,2</text:p>
          </table:table-cell>
          <table:table-cell table:formula="of:=[.$H$21]*[.C8]+[.I8]" office:value-type="float" office:value="1" calcext:value-type="float">
            <text:p>1</text:p>
          </table:table-cell>
          <table:table-cell table:formula="of:=([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.$D$4]*[.D9]+[.$E$4]*[.E9]+[.$F$4]*[.F9]" office:value-type="float" office:value="-0.4" calcext:value-type="float">
            <text:p>-0,4</text:p>
          </table:table-cell>
          <table:table-cell table:formula="of:=IF(AND([.$I$4] &gt; 0;[.$H$16] &gt; 2); [.H9]/[.$H$16]*2; [.H9])" office:value-type="float" office:value="-0.4" calcext:value-type="float">
            <text:p>-0,4</text:p>
          </table:table-cell>
          <table:table-cell table:formula="of:=[.$H$21]*[.C9]+[.I9]" office:value-type="float" office:value="-0.6" calcext:value-type="float">
            <text:p>-0,6</text:p>
          </table:table-cell>
          <table:table-cell table:formula="of:=([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.H6:.H9])" office:value-type="float" office:value="-0.4" calcext:value-type="float">
            <text:p>-0,4</text:p>
          </table:table-cell>
          <table:table-cell table:formula="of:=MIN([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.H6:.H9])" office:value-type="float" office:value="1.2" calcext:value-type="float">
            <text:p>1,2</text:p>
          </table:table-cell>
          <table:table-cell table:formula="of:=MAX([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.H14]-[.H13]" office:value-type="float" office:value="1.6" calcext:value-type="float">
            <text:p>1,6</text:p>
          </table:table-cell>
          <table:table-cell table:formula="of:=[.I14]-[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.H16]&gt;2;0;MIN(MAX([.H18];[.C4]);[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B$3]" office:value-type="float" office:value="160" calcext:value-type="float">
            <text:p>160</text:p>
          </table:table-cell>
          <table:table-cell table:formula="of:=[.B7]/8" office:value-type="float" office:value="20" calcext:value-type="float">
            <text:p>20</text:p>
          </table:table-cell>
          <table:table-cell table:style-name="ce3" table:formula="of:=[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B$3]" office:value-type="float" office:value="1600" calcext:value-type="float">
            <text:p>1600</text:p>
          </table:table-cell>
          <table:table-cell table:formula="of:=[.B8]/8" office:value-type="float" office:value="200" calcext:value-type="float">
            <text:p>200</text:p>
          </table:table-cell>
          <table:table-cell table:style-name="ce3" table:formula="of:=[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[.$B$3]" office:value-type="float" office:value="3200" calcext:value-type="float">
            <text:p>3200</text:p>
          </table:table-cell>
          <table:table-cell table:formula="of:=[.B9]/8" office:value-type="float" office:value="400" calcext:value-type="float">
            <text:p>400</text:p>
          </table:table-cell>
          <table:table-cell table:style-name="ce3" table:formula="of:=[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[.$B$3]" office:value-type="float" office:value="16000" calcext:value-type="float">
            <text:p>16000</text:p>
          </table:table-cell>
          <table:table-cell table:formula="of:=[.B10]/8" office:value-type="float" office:value="2000" calcext:value-type="float">
            <text:p>2000</text:p>
          </table:table-cell>
          <table:table-cell table:style-name="ce3" table:formula="of:=[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$B$3]" office:value-type="float" office:value="160000" calcext:value-type="float">
            <text:p>160000</text:p>
          </table:table-cell>
          <table:table-cell table:formula="of:=[.B11]/8" office:value-type="float" office:value="20000" calcext:value-type="float">
            <text:p>20000</text:p>
          </table:table-cell>
          <table:table-cell table:style-name="ce3" table:formula="of:=[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2]*[.$B$3]" office:value-type="float" office:value="161600" calcext:value-type="float">
            <text:p>161600</text:p>
          </table:table-cell>
          <table:table-cell table:formula="of:=[.B12]/8" office:value-type="float" office:value="20200" calcext:value-type="float">
            <text:p>20200</text:p>
          </table:table-cell>
          <table:table-cell table:style-name="ce3" table:formula="of:=[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3]*[.$B$3]" office:value-type="float" office:value="168000" calcext:value-type="float">
            <text:p>168000</text:p>
          </table:table-cell>
          <table:table-cell table:formula="of:=[.B13]/8" office:value-type="float" office:value="21000" calcext:value-type="float">
            <text:p>21000</text:p>
          </table:table-cell>
          <table:table-cell table:style-name="ce3" table:formula="of:=[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4]*[.$B$3]" office:value-type="float" office:value="176000" calcext:value-type="float">
            <text:p>176000</text:p>
          </table:table-cell>
          <table:table-cell table:formula="of:=[.B14]/8" office:value-type="float" office:value="22000" calcext:value-type="float">
            <text:p>22000</text:p>
          </table:table-cell>
          <table:table-cell table:style-name="ce3" table:formula="of:=[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]*[.$B$3]" office:value-type="float" office:value="240000" calcext:value-type="float">
            <text:p>240000</text:p>
          </table:table-cell>
          <table:table-cell table:formula="of:=[.B15]/8" office:value-type="float" office:value="30000" calcext:value-type="float">
            <text:p>30000</text:p>
          </table:table-cell>
          <table:table-cell table:style-name="ce3" table:formula="of:=[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6]*[.$B$3]" office:value-type="float" office:value="320000" calcext:value-type="float">
            <text:p>320000</text:p>
          </table:table-cell>
          <table:table-cell table:formula="of:=[.B16]/8" office:value-type="float" office:value="40000" calcext:value-type="float">
            <text:p>40000</text:p>
          </table:table-cell>
          <table:table-cell table:style-name="ce3" table:formula="of:=[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0]-1000) * (25 - 5) / (2000 - 1000) + 5" office:value-type="float" office:value="5" calcext:value-type="float">
            <text:p>5,00</text:p>
          </table:table-cell>
          <table:table-cell table:formula="of:=FLOOR([.B20]*[.$B$3])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1]-1000) * (25 - 5) / (2000 - 1000) + 5" office:value-type="float" office:value="5.02" calcext:value-type="float">
            <text:p>5,02</text:p>
          </table:table-cell>
          <table:table-cell table:formula="of:=FLOOR([.B21]*[.$B$3])" office:value-type="float" office:value="803" calcext:value-type="float">
            <text:p>803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[.C21]-[.$C$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2]-1000) * (25 - 5) / (2000 - 1000) + 5" office:value-type="float" office:value="5.04" calcext:value-type="float">
            <text:p>5,04</text:p>
          </table:table-cell>
          <table:table-cell table:formula="of:=FLOOR([.B22]*[.$B$3])" office:value-type="float" office:value="806" calcext:value-type="float">
            <text:p>806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[.C22]-[.$C$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3]-1000) * (25 - 5) / (2000 - 1000) + 5" office:value-type="float" office:value="5.1" calcext:value-type="float">
            <text:p>5,10</text:p>
          </table:table-cell>
          <table:table-cell table:formula="of:=FLOOR([.B23]*[.$B$3])" office:value-type="float" office:value="816" calcext:value-type="float">
            <text:p>816</text:p>
          </table:table-cell>
          <table:table-cell table:formula="of:=[.C23]-[.C22]" office:value-type="float" office:value="10" calcext:value-type="float">
            <text:p>10</text:p>
          </table:table-cell>
          <table:table-cell table:formula="of:=[.C23]-[.$C$2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4]-1000) * (25 - 5) / (2000 - 1000) + 5" office:value-type="float" office:value="5.2" calcext:value-type="float">
            <text:p>5,20</text:p>
          </table:table-cell>
          <table:table-cell table:formula="of:=FLOOR([.B24]*[.$B$3])" office:value-type="float" office:value="832" calcext:value-type="float">
            <text:p>832</text:p>
          </table:table-cell>
          <table:table-cell table:formula="of:=[.C24]-[.C23]" office:value-type="float" office:value="16" calcext:value-type="float">
            <text:p>16</text:p>
          </table:table-cell>
          <table:table-cell table:formula="of:=[.C24]-[.$C$20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25]-1000) * (25 - 5) / (2000 - 1000) + 5" office:value-type="float" office:value="5.4" calcext:value-type="float">
            <text:p>5,40</text:p>
          </table:table-cell>
          <table:table-cell table:formula="of:=FLOOR([.B25]*[.$B$3])" office:value-type="float" office:value="864" calcext:value-type="float">
            <text:p>864</text:p>
          </table:table-cell>
          <table:table-cell table:formula="of:=[.C25]-[.C24]" office:value-type="float" office:value="32" calcext:value-type="float">
            <text:p>32</text:p>
          </table:table-cell>
          <table:table-cell table:formula="of:=[.C25]-[.$C$20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26]-1000) * (25 - 5) / (2000 - 1000) + 5" office:value-type="float" office:value="6" calcext:value-type="float">
            <text:p>6,00</text:p>
          </table:table-cell>
          <table:table-cell table:formula="of:=FLOOR([.B26]*[.$B$3])" office:value-type="float" office:value="960" calcext:value-type="float">
            <text:p>960</text:p>
          </table:table-cell>
          <table:table-cell table:formula="of:=[.C26]-[.C25]" office:value-type="float" office:value="96" calcext:value-type="float">
            <text:p>96</text:p>
          </table:table-cell>
          <table:table-cell table:formula="of:=[.C26]-[.$C$20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27]-1000) * (25 - 5) / (2000 - 1000) + 5" office:value-type="float" office:value="7" calcext:value-type="float">
            <text:p>7,00</text:p>
          </table:table-cell>
          <table:table-cell table:formula="of:=FLOOR([.B27]*[.$B$3])" office:value-type="float" office:value="1120" calcext:value-type="float">
            <text:p>1120</text:p>
          </table:table-cell>
          <table:table-cell table:formula="of:=[.C27]-[.C26]" office:value-type="float" office:value="160" calcext:value-type="float">
            <text:p>160</text:p>
          </table:table-cell>
          <table:table-cell table:formula="of:=[.C27]-[.$C$20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28]-1000) * (25 - 5) / (2000 - 1000) + 5" office:value-type="float" office:value="9" calcext:value-type="float">
            <text:p>9,00</text:p>
          </table:table-cell>
          <table:table-cell table:formula="of:=FLOOR([.B28]*[.$B$3])" office:value-type="float" office:value="1440" calcext:value-type="float">
            <text:p>1440</text:p>
          </table:table-cell>
          <table:table-cell table:formula="of:=[.C28]-[.C27]" office:value-type="float" office:value="320" calcext:value-type="float">
            <text:p>320</text:p>
          </table:table-cell>
          <table:table-cell table:formula="of:=[.C28]-[.$C$20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29]-1000) * (25 - 5) / (2000 - 1000) + 5" office:value-type="float" office:value="11" calcext:value-type="float">
            <text:p>11,00</text:p>
          </table:table-cell>
          <table:table-cell table:formula="of:=FLOOR([.B29]*[.$B$3])" office:value-type="float" office:value="1760" calcext:value-type="float">
            <text:p>1760</text:p>
          </table:table-cell>
          <table:table-cell table:formula="of:=[.C29]-[.C28]" office:value-type="float" office:value="320" calcext:value-type="float">
            <text:p>320</text:p>
          </table:table-cell>
          <table:table-cell table:formula="of:=[.C29]-[.$C$20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0]-1000) * (25 - 5) / (2000 - 1000) + 5" office:value-type="float" office:value="13" calcext:value-type="float">
            <text:p>13,00</text:p>
          </table:table-cell>
          <table:table-cell table:formula="of:=FLOOR([.B30]*[.$B$3])" office:value-type="float" office:value="2080" calcext:value-type="float">
            <text:p>2080</text:p>
          </table:table-cell>
          <table:table-cell table:formula="of:=[.C30]-[.C29]" office:value-type="float" office:value="320" calcext:value-type="float">
            <text:p>320</text:p>
          </table:table-cell>
          <table:table-cell table:formula="of:=[.C30]-[.$C$20]"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1]-1000) * (25 - 5) / (2000 - 1000) + 5" office:value-type="float" office:value="15" calcext:value-type="float">
            <text:p>15,00</text:p>
          </table:table-cell>
          <table:table-cell table:formula="of:=FLOOR([.B31]*[.$B$3])" office:value-type="float" office:value="2400" calcext:value-type="float">
            <text:p>2400</text:p>
          </table:table-cell>
          <table:table-cell table:formula="of:=[.C31]-[.C30]" office:value-type="float" office:value="320" calcext:value-type="float">
            <text:p>320</text:p>
          </table:table-cell>
          <table:table-cell table:formula="of:=[.C31]-[.$C$20]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2]-1000) * (25 - 5) / (2000 - 1000) + 5" office:value-type="float" office:value="19" calcext:value-type="float">
            <text:p>19,00</text:p>
          </table:table-cell>
          <table:table-cell table:formula="of:=FLOOR([.B32]*[.$B$3])" office:value-type="float" office:value="3040" calcext:value-type="float">
            <text:p>3040</text:p>
          </table:table-cell>
          <table:table-cell table:formula="of:=[.C32]-[.C31]" office:value-type="float" office:value="640" calcext:value-type="float">
            <text:p>640</text:p>
          </table:table-cell>
          <table:table-cell table:formula="of:=[.C32]-[.$C$20]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3]-1000) * (25 - 5) / (2000 - 1000) + 5" office:value-type="float" office:value="25" calcext:value-type="float">
            <text:p>25,00</text:p>
          </table:table-cell>
          <table:table-cell table:formula="of:=FLOOR([.B33]*[.$B$3])" office:value-type="float" office:value="4000" calcext:value-type="float">
            <text:p>4000</text:p>
          </table:table-cell>
          <table:table-cell table:formula="of:=[.C33]-[.C31]" office:value-type="float" office:value="1600" calcext:value-type="float">
            <text:p>1600</text:p>
          </table:table-cell>
          <table:table-cell table:formula="of:=[.C33]-[.$C$20]" office:value-type="float" office:value="3200" calcext:value-type="float">
            <text:p>32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reolution [ns]</text:p>
          </table:table-cell>
          <table:table-cell table:style-name="ce1" office:value-type="string" calcext:value-type="string">
            <text:p>min [us]</text:p>
          </table:table-cell>
          <table:table-cell table:style-name="ce1" office:value-type="string" calcext:value-type="string">
            <text:p>min [ticks]</text:p>
          </table:table-cell>
          <table:table-cell table:style-name="ce1" office:value-type="string" calcext:value-type="string">
            <text:p>max [us]</text:p>
          </table:table-cell>
          <table:table-cell table:style-name="ce1" office:value-type="string" calcext:value-type="string">
            <text:p>max [ticks]</text:p>
          </table:table-cell>
          <table:table-cell table:style-name="ce1"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1]/[.$B$39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1]*1000/[.C41]" office:value-type="float" office:value="3333.33333333333" calcext:value-type="float">
            <text:p>3333,33333333333</text:p>
          </table:table-cell>
          <table:table-cell office:value-type="float" office:value="2000" calcext:value-type="float">
            <text:p>2000</text:p>
          </table:table-cell>
          <table:table-cell table:formula="of:=[.F41]*1000/[.C41]" office:value-type="float" office:value="6666.66666666667" calcext:value-type="float">
            <text:p>6666,66666666667</text:p>
          </table:table-cell>
          <table:table-cell table:formula="of:=[.G41]-[.E41]" office:value-type="float" office:value="3333.33333333333" calcext:value-type="float">
            <text:p>3333,333333333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2]/[.$B$39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1000/[.C42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2]*1000/[.C42]" office:value-type="float" office:value="5000" calcext:value-type="float">
            <text:p>5000</text:p>
          </table:table-cell>
          <table:table-cell table:formula="of:=[.G42]-[.E42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3]/[.$B$39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3]*1000/[.C43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3]*1000/[.C43]" office:value-type="float" office:value="3360" calcext:value-type="float">
            <text:p>3360</text:p>
          </table:table-cell>
          <table:table-cell table:formula="of:=[.G43]-[.E43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4]/[.$B$39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4]*1000/[.C44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4]*1000/[.C44]" office:value-type="float" office:value="1000" calcext:value-type="float">
            <text:p>1000</text:p>
          </table:table-cell>
          <table:table-cell table:formula="of:=[.G44]-[.E4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shed 16k</text:p>
          </table:table-cell>
          <table:table-cell office:value-type="float" office:value="4" calcext:value-type="float">
            <text:p>4</text:p>
          </table:table-cell>
          <table:table-cell table:formula="of:=[.B45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5]*1000/[.C45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45]*1000/[.C45]" office:value-type="float" office:value="1250" calcext:value-type="float">
            <text:p>1250</text:p>
          </table:table-cell>
          <table:table-cell table:formula="of:=[.G45]-[.E45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46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6]*1000/[.C46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46]*1000/[.C46]" office:value-type="float" office:value="2500" calcext:value-type="float">
            <text:p>2500</text:p>
          </table:table-cell>
          <table:table-cell table:formula="of:=[.G46]-[.E46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47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7]*1000/[.C47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48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8]*1000/[.C4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48]*1000/[.C48]" office:value-type="float" office:value="10000" calcext:value-type="float">
            <text:p>10000</text:p>
          </table:table-cell>
          <table:table-cell table:formula="of:=[.G48]-[.E48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49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9]*1000/[.C4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49]*1000/[.C49]" office:value-type="float" office:value="20000" calcext:value-type="float">
            <text:p>20000</text:p>
          </table:table-cell>
          <table:table-cell table:formula="of:=[.G49]-[.E49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0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0]*1000/[.C50]" office:value-type="float" office:value="40000" calcext:value-type="float">
            <text:p>40000</text:p>
          </table:table-cell>
          <table:table-cell table:formula="of:=[.G50]-[.E50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1]/[.$B$39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mt max</text:p>
          </table:table-cell>
          <table:table-cell table:style-name="ce1"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/[.$B$39]*1000000000" office:value-type="float" office:value="12.5" calcext:value-type="float">
            <text:p>12,5</text:p>
          </table:table-cell>
          <table:table-cell table:formula="of:=[.B56]*[.$B$54]" office:value-type="float" office:value="409587.5" calcext:value-type="float">
            <text:p>409587,5</text:p>
          </table:table-cell>
          <table:table-cell table:formula="of:=1000000000/[.C56]/2" office:value-type="float" office:value="1220.74037903989" calcext:value-type="float">
            <text:p>1220,74037903989</text:p>
          </table:table-cell>
          <table:table-cell table:formula="of:=[.D56]/[.$E$55]" office:value-type="float" office:value="24.4148075807978" calcext:value-type="float">
            <text:p>24,41480758079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7]/[.$B$39]*1000000000" office:value-type="float" office:value="25" calcext:value-type="float">
            <text:p>25</text:p>
          </table:table-cell>
          <table:table-cell table:formula="of:=[.B57]*[.$B$54]" office:value-type="float" office:value="819175" calcext:value-type="float">
            <text:p>819175</text:p>
          </table:table-cell>
          <table:table-cell table:formula="of:=1000000000/[.C57]/2" office:value-type="float" office:value="610.370189519944" calcext:value-type="float">
            <text:p>610,370189519944</text:p>
          </table:table-cell>
          <table:table-cell table:formula="of:=[.D57]/[.$E$55]" office:value-type="float" office:value="12.2074037903989" calcext:value-type="float">
            <text:p>12,20740379039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]/[.$B$39]*1000000000" office:value-type="float" office:value="50" calcext:value-type="float">
            <text:p>50</text:p>
          </table:table-cell>
          <table:table-cell table:formula="of:=[.B58]*[.$B$54]" office:value-type="float" office:value="1638350" calcext:value-type="float">
            <text:p>1638350</text:p>
          </table:table-cell>
          <table:table-cell table:formula="of:=1000000000/[.C58]/2" office:value-type="float" office:value="305.185094759972" calcext:value-type="float">
            <text:p>305,185094759972</text:p>
          </table:table-cell>
          <table:table-cell table:formula="of:=[.D58]/[.$E$55]" office:value-type="float" office:value="6.10370189519944" calcext:value-type="float">
            <text:p>6,103701895199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9]/[.$B$39]*1000000000" office:value-type="float" office:value="100" calcext:value-type="float">
            <text:p>100</text:p>
          </table:table-cell>
          <table:table-cell table:formula="of:=[.B59]*[.$B$54]" office:value-type="float" office:value="3276700" calcext:value-type="float">
            <text:p>3276700</text:p>
          </table:table-cell>
          <table:table-cell table:formula="of:=1000000000/[.C59]/2" office:value-type="float" office:value="152.592547379986" calcext:value-type="float">
            <text:p>152,592547379986</text:p>
          </table:table-cell>
          <table:table-cell table:formula="of:=[.D59]/[.$E$55]" office:value-type="float" office:value="3.05185094759972" calcext:value-type="float">
            <text:p>3,0518509475997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0]/[.$B$39]*1000000000" office:value-type="float" office:value="200" calcext:value-type="float">
            <text:p>200</text:p>
          </table:table-cell>
          <table:table-cell table:formula="of:=[.B60]*[.$B$54]" office:value-type="float" office:value="6553400" calcext:value-type="float">
            <text:p>6553400</text:p>
          </table:table-cell>
          <table:table-cell table:formula="of:=1000000000/[.C60]/2" office:value-type="float" office:value="76.296273689993" calcext:value-type="float">
            <text:p>76,296273689993</text:p>
          </table:table-cell>
          <table:table-cell table:formula="of:=[.D60]/[.$E$55]" office:value-type="float" office:value="1.52592547379986" calcext:value-type="float">
            <text:p>1,5259254737998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1]/[.$B$39]*1000000000" office:value-type="float" office:value="300" calcext:value-type="float">
            <text:p>300</text:p>
          </table:table-cell>
          <table:table-cell table:formula="of:=[.B61]*[.$B$54]" office:value-type="float" office:value="9830100" calcext:value-type="float">
            <text:p>9830100</text:p>
          </table:table-cell>
          <table:table-cell table:formula="of:=1000000000/[.C61]/2" office:value-type="float" office:value="50.8641824599953" calcext:value-type="float">
            <text:p>50,8641824599953</text:p>
          </table:table-cell>
          <table:table-cell table:formula="of:=[.D61]/[.$E$55]" office:value-type="float" office:value="1.01728364919991" calcext:value-type="float">
            <text:p>1,0172836491999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62]/[.$B$39]*1000000000" office:value-type="float" office:value="400" calcext:value-type="float">
            <text:p>400</text:p>
          </table:table-cell>
          <table:table-cell table:formula="of:=[.B62]*[.$B$54]" office:value-type="float" office:value="13106800" calcext:value-type="float">
            <text:p>13106800</text:p>
          </table:table-cell>
          <table:table-cell table:formula="of:=1000000000/[.C62]/2" office:value-type="float" office:value="38.1481368449965" calcext:value-type="float">
            <text:p>38,1481368449965</text:p>
          </table:table-cell>
          <table:table-cell table:formula="of:=[.D62]/[.$E$55]" office:value-type="float" office:value="0.76296273689993" calcext:value-type="float">
            <text:p>0,7629627368999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3]/[.$B$39]*1000000000" office:value-type="float" office:value="600" calcext:value-type="float">
            <text:p>600</text:p>
          </table:table-cell>
          <table:table-cell table:formula="of:=[.B63]*[.$B$54]" office:value-type="float" office:value="19660200" calcext:value-type="float">
            <text:p>19660200</text:p>
          </table:table-cell>
          <table:table-cell table:formula="of:=1000000000/[.C63]/2" office:value-type="float" office:value="25.4320912299977" calcext:value-type="float">
            <text:p>25,4320912299977</text:p>
          </table:table-cell>
          <table:table-cell table:formula="of:=[.D63]/[.$E$55]" office:value-type="float" office:value="0.508641824599953" calcext:value-type="float">
            <text:p>0,50864182459995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/[.$B$39]*1000000000" office:value-type="float" office:value="800" calcext:value-type="float">
            <text:p>800</text:p>
          </table:table-cell>
          <table:table-cell table:formula="of:=[.B64]*[.$B$54]" office:value-type="float" office:value="26213600" calcext:value-type="float">
            <text:p>26213600</text:p>
          </table:table-cell>
          <table:table-cell table:formula="of:=1000000000/[.C64]/2" office:value-type="float" office:value="19.0740684224982" calcext:value-type="float">
            <text:p>19,0740684224982</text:p>
          </table:table-cell>
          <table:table-cell table:formula="of:=[.D64]/[.$E$55]" office:value-type="float" office:value="0.381481368449965" calcext:value-type="float">
            <text:p>0,38148136844996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SP32 LEDC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iv max</text:p>
          </table:table-cell>
          <table:table-cell table:formula="of:=2^10" office:value-type="float" office:value="1024" calcext:value-type="float">
            <text:p>1024</text:p>
          </table:table-cell>
          <table:table-cell office:value-type="string" calcext:value-type="string">
            <text:p>2^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icks max</text:p>
          </table:table-cell>
          <table:table-cell table:formula="of:=2^20" office:value-type="float" office:value="1048576" calcext:value-type="float">
            <text:p>1048576</text:p>
          </table:table-cell>
          <table:table-cell office:value-type="string" calcext:value-type="string">
            <text:p>2^2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period us</text:p>
          </table:table-cell>
          <table:table-cell table:formula="of:=1000000/[.G71]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freq [hz]</text:p>
          </table:table-cell>
          <table:table-cell table:style-name="ce5" office:value-type="string" calcext:value-type="string">
            <text:p>period [us]</text:p>
          </table:table-cell>
          <table:table-cell table:style-name="ce5" office:value-type="string" calcext:value-type="string">
            <text:p>res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68]/[.A74]/[.$B$70]" office:value-type="float" office:value="76.2939453125" calcext:value-type="float">
            <text:p>76,2939453125</text:p>
          </table:table-cell>
          <table:table-cell table:formula="of:=1000000/[.B74]" office:value-type="float" office:value="13107.2" calcext:value-type="float">
            <text:p>13107,2</text:p>
          </table:table-cell>
          <table:table-cell table:formula="of:=[.C74]/[.$B$70]" office:value-type="float" office:value="0.0125" calcext:value-type="float">
            <text:p>0,0125</text:p>
          </table:table-cell>
          <table:table-cell/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ticks</text:p>
          </table:table-cell>
          <table:table-cell table:style-name="ce5" office:value-type="string" calcext:value-type="string">
            <text:p>r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68]/[.A75]/[.$B$70]" office:value-type="float" office:value="38.14697265625" calcext:value-type="float">
            <text:p>38,14697265625</text:p>
          </table:table-cell>
          <table:table-cell table:formula="of:=1000000/[.B75]" office:value-type="float" office:value="26214.4" calcext:value-type="float">
            <text:p>26214,4</text:p>
          </table:table-cell>
          <table:table-cell table:formula="of:=[.C75]/[.$B$70]" office:value-type="float" office:value="0.025" calcext:value-type="float">
            <text:p>0,02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F75]/([.$G$72]/[.$B$70])" office:value-type="float" office:value="104857.6" calcext:value-type="float">
            <text:p>104857,6</text:p>
          </table:table-cell>
          <table:table-cell table:formula="of:=[.G75]-[.G76]" office:value-type="float" office:value="52428.8" calcext:value-type="float">
            <text:p>52428,8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table:formula="of:=[.F76]/([.$G$72]/[.$B$70])" office:value-type="float" office:value="52428.8" calcext:value-type="float">
            <text:p>52428,8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F77]/([.$G$72]/[.$B$70])" office:value-type="float" office:value="13107.2" calcext:value-type="float">
            <text:p>13107,2</text:p>
          </table:table-cell>
          <table:table-cell table:formula="of:=[.G77]-[.G78]" office:value-type="float" office:value="6553.6" calcext:value-type="float">
            <text:p>6553,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F78]/([.$G$72]/[.$B$70])" office:value-type="float" office:value="6553.6" calcext:value-type="float">
            <text:p>6553,6</text:p>
          </table:table-cell>
          <table:table-cell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F79]/([.$G$72]/[.$B$70])" office:value-type="float" office:value="4404.0192" calcext:value-type="float">
            <text:p>4404,0192</text:p>
          </table:table-cell>
          <table:table-cell table:formula="of:=[.G79]-[.G80]" office:value-type="float" office:value="2202.0096" calcext:value-type="float">
            <text:p>2202,0096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F80]/([.$G$72]/[.$B$70])" office:value-type="float" office:value="2202.0096" calcext:value-type="float">
            <text:p>2202,00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F81]/([.$G$72]/[.$B$70])" office:value-type="float" office:value="1310.72" calcext:value-type="float">
            <text:p>1310,72</text:p>
          </table:table-cell>
          <table:table-cell table:formula="of:=[.G81]-[.G82]" office:value-type="float" office:value="1048.576" calcext:value-type="float">
            <text:p>1048,576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F82]/([.$G$72]/[.$B$70])" office:value-type="float" office:value="262.144" calcext:value-type="float">
            <text:p>262,144</text:p>
          </table:table-cell>
          <table:table-cell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default-cell-style-name="ce1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ce9" table:formula="of:=1000000/([.A3]*1000)" office:value-type="float" office:value="10" calcext:value-type="float">
            <text:p>10,00</text:p>
          </table:table-cell>
          <table:table-cell table:style-name="ce9" table:formula="of:=[.B3]*[.$B$1]/2" office:value-type="float" office:value="800" calcext:value-type="float">
            <text:p>800,00</text:p>
          </table:table-cell>
          <table:table-cell table:style-name="ce9" table:formula="of:=[.C3]-20" office:value-type="float" office:value="780" calcext:value-type="float">
            <text:p>7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ce9" table:formula="of:=1000000/([.A4]*1000)" office:value-type="float" office:value="5" calcext:value-type="float">
            <text:p>5,00</text:p>
          </table:table-cell>
          <table:table-cell table:style-name="ce9" table:formula="of:=[.B4]*[.$B$1]/2" office:value-type="float" office:value="400" calcext:value-type="float">
            <text:p>400,00</text:p>
          </table:table-cell>
          <table:table-cell table:style-name="ce9" table:formula="of:=[.C4]-20" office:value-type="float" office:value="380" calcext:value-type="float">
            <text:p>3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style-name="ce9" table:formula="of:=1000000/([.A5]*1000)" office:value-type="float" office:value="2.5" calcext:value-type="float">
            <text:p>2,50</text:p>
          </table:table-cell>
          <table:table-cell table:style-name="ce9" table:formula="of:=[.B5]*[.$B$1]/2" office:value-type="float" office:value="200" calcext:value-type="float">
            <text:p>200,00</text:p>
          </table:table-cell>
          <table:table-cell table:style-name="ce9" table:formula="of:=[.C5]-20" office:value-type="float" office:value="180" calcext:value-type="float">
            <text:p>1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style-name="ce9" table:formula="of:=1000000/([.A6]*1000)" office:value-type="float" office:value="1.66666666666667" calcext:value-type="float">
            <text:p>1,67</text:p>
          </table:table-cell>
          <table:table-cell table:style-name="ce9" table:formula="of:=[.B6]*[.$B$1]/2" office:value-type="float" office:value="133.333333333333" calcext:value-type="float">
            <text:p>133,33</text:p>
          </table:table-cell>
          <table:table-cell table:style-name="ce9" table:formula="of:=[.C6]-20" office:value-type="float" office:value="113.333333333333" calcext:value-type="float">
            <text:p>113,33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ce9" table:formula="of:=1000000/([.A7]*1000)" office:value-type="float" office:value="1" calcext:value-type="float">
            <text:p>1,00</text:p>
          </table:table-cell>
          <table:table-cell table:style-name="ce9" table:formula="of:=[.B7]*[.$B$1]/2" office:value-type="float" office:value="80" calcext:value-type="float">
            <text:p>80,00</text:p>
          </table:table-cell>
          <table:table-cell table:style-name="ce9" table:formula="of:=[.C7]-20" office:value-type="float" office:value="60" calcext:value-type="float">
            <text:p>6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9"/>
          <table:table-cell table:style-name="ce5"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  <table:table-cell table:style-name="ce5" office:value-type="string" calcext:value-type="string">
            <text:p>B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33" table:formula="of:=[.$G$14]*1000/[.F15]/2/8-10" office:value-type="float" office:value="290" calcext:value-type="float">
            <text:p>290</text:p>
          </table:table-cell>
          <table:table-cell table:style-name="ce33" table:formula="of:=[.$H$14]*1000/[.F15]/2/8-30" office:value-type="float" office:value="170" calcext:value-type="float">
            <text:p>170</text:p>
          </table:table-cell>
          <table:table-cell table:style-name="ce33" table:formula="of:=[.$I$14]*1000/[.F15]/2/8-30" office:value-type="float" office:value="70" calcext:value-type="float">
            <text:p>70</text:p>
          </table:table-cell>
          <table:table-cell table:style-name="ce33"/>
          <table:table-cell office:value-type="float" office:value="50" calcext:value-type="float">
            <text:p>50</text:p>
          </table:table-cell>
          <table:table-cell table:style-name="ce3" table:formula="of:=[.$L$14]/[.K15]*[.$L$11]+[.$L$12]" office:value-type="float" office:value="292.4" calcext:value-type="float">
            <text:p>292,4</text:p>
          </table:table-cell>
          <table:table-cell table:style-name="ce3" table:formula="of:=[.$M$14]/[.K15]*[.$M$11]+[.$M$12]" office:value-type="float" office:value="67.4" calcext:value-type="float">
            <text:p>67,4</text:p>
          </table:table-cell>
          <table:table-cell table:style-name="ce3" table:formula="of:=[.$N$14]/[.K15]*[.$N$11]+[.$N$12]" office:value-type="float" office:value="40.8" calcext:value-type="float">
            <text:p>40,8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3" table:formula="of:=[.L15]-[.B15]" office:value-type="float" office:value="0.399999999999977" calcext:value-type="float">
            <text:p>0,4</text:p>
          </table:table-cell>
          <table:table-cell table:style-name="ce3" table:formula="of:=[.M15]-[.C15]" office:value-type="float" office:value="3.40000000000001" calcext:value-type="float">
            <text:p>3,4</text:p>
          </table:table-cell>
          <table:table-cell table:style-name="ce3" table:formula="of:=[.N15]-[.D15]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3" table:formula="of:=[.$G$14]*1000/[.F16]/2/8-10" office:value-type="float" office:value="140" calcext:value-type="float">
            <text:p>140</text:p>
          </table:table-cell>
          <table:table-cell table:style-name="ce33" table:formula="of:=[.$H$14]*1000/[.F16]/2/8-30" office:value-type="float" office:value="70" calcext:value-type="float">
            <text:p>70</text:p>
          </table:table-cell>
          <table:table-cell table:style-name="ce33" table:formula="of:=[.$I$14]*1000/[.F16]/2/8-30" office:value-type="float" office:value="20" calcext:value-type="float">
            <text:p>20</text:p>
          </table:table-cell>
          <table:table-cell table:style-name="ce33"/>
          <table:table-cell office:value-type="float" office:value="100" calcext:value-type="float">
            <text:p>100</text:p>
          </table:table-cell>
          <table:table-cell table:style-name="ce3" table:formula="of:=[.$L$14]/[.K16]*[.$L$11]+[.$L$12]" office:value-type="float" office:value="141.2" calcext:value-type="float">
            <text:p>141,2</text:p>
          </table:table-cell>
          <table:table-cell table:style-name="ce3" table:formula="of:=[.$M$14]/[.K16]*[.$M$11]+[.$M$12]" office:value-type="float" office:value="32.2" calcext:value-type="float">
            <text:p>32,2</text:p>
          </table:table-cell>
          <table:table-cell table:style-name="ce3" table:formula="of:=[.$N$14]/[.K16]*[.$N$11]+[.$N$12]" office:value-type="float" office:value="18.4" calcext:value-type="float">
            <text:p>18,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formula="of:=[.L16]-[.B16]" office:value-type="float" office:value="1.19999999999999" calcext:value-type="float">
            <text:p>1,2</text:p>
          </table:table-cell>
          <table:table-cell table:style-name="ce3" table:formula="of:=[.M16]-[.C16]" office:value-type="float" office:value="0.200000000000003" calcext:value-type="float">
            <text:p>0,2</text:p>
          </table:table-cell>
          <table:table-cell table:style-name="ce3" table:formula="of:=[.N16]-[.D16]" office:value-type="float" office:value="-0.599999999999998" calcext:value-type="float">
            <text:p>-0,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1" office:value-type="float" office:value="150" calcext:value-type="float">
            <text:p>150</text:p>
          </table:table-cell>
          <table:table-cell table:style-name="ce33" table:formula="of:=[.$G$14]*1000/[.F17]/2/8-10" office:value-type="float" office:value="90" calcext:value-type="float">
            <text:p>90</text:p>
          </table:table-cell>
          <table:table-cell table:style-name="ce33" table:formula="of:=[.$H$14]*1000/[.F17]/2/8-30" office:value-type="float" office:value="36.6666666666667" calcext:value-type="float">
            <text:p>37</text:p>
          </table:table-cell>
          <table:table-cell table:style-name="ce33" table:formula="of:=[.$I$14]*1000/[.F17]/2/8-30" office:value-type="float" office:value="3.33333333333334" calcext:value-type="float">
            <text:p>3</text:p>
          </table:table-cell>
          <table:table-cell table:style-name="ce33"/>
          <table:table-cell office:value-type="float" office:value="150" calcext:value-type="float">
            <text:p>150</text:p>
          </table:table-cell>
          <table:table-cell table:style-name="ce3" table:formula="of:=[.$L$14]/[.K17]*[.$L$11]+[.$L$12]" office:value-type="float" office:value="90.8" calcext:value-type="float">
            <text:p>90,8</text:p>
          </table:table-cell>
          <table:table-cell table:style-name="ce3" table:formula="of:=[.$M$14]/[.K17]*[.$M$11]+[.$M$12]" office:value-type="float" office:value="20.4666666666667" calcext:value-type="float">
            <text:p>20,5</text:p>
          </table:table-cell>
          <table:table-cell table:style-name="ce3" table:formula="of:=[.$N$14]/[.K17]*[.$N$11]+[.$N$12]" office:value-type="float" office:value="10.9333333333333" calcext:value-type="float">
            <text:p>10,9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style-name="ce3" table:formula="of:=[.L17]-[.B17]" office:value-type="float" office:value="0.800000000000011" calcext:value-type="float">
            <text:p>0,8</text:p>
          </table:table-cell>
          <table:table-cell table:style-name="ce3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33" table:formula="of:=[.$G$14]*1000/[.F18]/2/8-10" office:value-type="float" office:value="65" calcext:value-type="float">
            <text:p>65</text:p>
          </table:table-cell>
          <table:table-cell table:style-name="ce33" table:formula="of:=[.$H$14]*1000/[.F18]/2/8-30" office:value-type="float" office:value="20" calcext:value-type="float">
            <text:p>20</text:p>
          </table:table-cell>
          <table:table-cell table:style-name="ce33" table:formula="of:=[.$I$14]*1000/[.F18]/2/8-30" office:value-type="float" office:value="-5" calcext:value-type="float">
            <text:p>-5</text:p>
          </table:table-cell>
          <table:table-cell table:style-name="ce33"/>
          <table:table-cell office:value-type="float" office:value="200" calcext:value-type="float">
            <text:p>200</text:p>
          </table:table-cell>
          <table:table-cell table:style-name="ce3" table:formula="of:=[.$L$14]/[.K18]*[.$L$11]+[.$L$12]" office:value-type="float" office:value="65.6" calcext:value-type="float">
            <text:p>65,6</text:p>
          </table:table-cell>
          <table:table-cell table:style-name="ce3" table:formula="of:=[.$M$14]/[.K18]*[.$M$11]+[.$M$12]" office:value-type="float" office:value="14.6" calcext:value-type="float">
            <text:p>14,6</text:p>
          </table:table-cell>
          <table:table-cell table:style-name="ce3" table:formula="of:=[.$N$14]/[.K18]*[.$N$11]+[.$N$12]" office:value-type="float" office:value="7.2" calcext:value-type="float">
            <text:p>7,2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3" table:formula="of:=[.L18]-[.B18]" office:value-type="float" office:value="0.599999999999994" calcext:value-type="float">
            <text:p>0,6</text:p>
          </table:table-cell>
          <table:table-cell table:style-name="ce3" table:formula="of:=[.M18]-[.C18]" office:value-type="float" office:value="0.600000000000001" calcext:value-type="float">
            <text:p>0,6</text:p>
          </table:table-cell>
          <table:table-cell table:style-name="ce3" table:formula="of:=[.N18]-[.D18]" office:value-type="float" office:value="-0.799999999999999" calcext:value-type="float">
            <text:p>-0,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1" office:value-type="float" office:value="250" calcext:value-type="float">
            <text:p>250</text:p>
          </table:table-cell>
          <table:table-cell table:style-name="ce33" table:formula="of:=[.$G$14]*1000/[.F19]/2/8-10" office:value-type="float" office:value="50" calcext:value-type="float">
            <text:p>50</text:p>
          </table:table-cell>
          <table:table-cell table:style-name="ce33" table:formula="of:=[.$H$14]*1000/[.F19]/2/8-30" office:value-type="float" office:value="10" calcext:value-type="float">
            <text:p>10</text:p>
          </table:table-cell>
          <table:table-cell table:style-name="ce33" table:formula="of:=[.$I$14]*1000/[.F19]/2/8-30" office:value-type="float" office:value="-10" calcext:value-type="float">
            <text:p>-10</text:p>
          </table:table-cell>
          <table:table-cell table:style-name="ce33"/>
          <table:table-cell office:value-type="float" office:value="250" calcext:value-type="float">
            <text:p>250</text:p>
          </table:table-cell>
          <table:table-cell table:style-name="ce3" table:formula="of:=[.$L$14]/[.K19]*[.$L$11]+[.$L$12]" office:value-type="float" office:value="50.48" calcext:value-type="float">
            <text:p>50,5</text:p>
          </table:table-cell>
          <table:table-cell table:style-name="ce3" table:formula="of:=[.$M$14]/[.K19]*[.$M$11]+[.$M$12]" office:value-type="float" office:value="11.08" calcext:value-type="float">
            <text:p>11,1</text:p>
          </table:table-cell>
          <table:table-cell table:style-name="ce3" table:formula="of:=[.$N$14]/[.K19]*[.$N$11]+[.$N$12]" office:value-type="float" office:value="4.96" calcext:value-type="float">
            <text:p>5,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3" table:formula="of:=[.L19]-[.B19]" office:value-type="float" office:value="0.479999999999997" calcext:value-type="float">
            <text:p>0,5</text:p>
          </table:table-cell>
          <table:table-cell table:style-name="ce3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33" table:formula="of:=[.$G$14]*1000/[.F20]/2/8-10" office:value-type="float" office:value="40" calcext:value-type="float">
            <text:p>40</text:p>
          </table:table-cell>
          <table:table-cell table:style-name="ce33" table:formula="of:=[.$H$14]*1000/[.F20]/2/8-30" office:value-type="float" office:value="3.33333333333334" calcext:value-type="float">
            <text:p>3</text:p>
          </table:table-cell>
          <table:table-cell table:style-name="ce33" table:formula="of:=[.$I$14]*1000/[.F20]/2/8-30" office:value-type="float" office:value="-13.3333333333333" calcext:value-type="float">
            <text:p>-13</text:p>
          </table:table-cell>
          <table:table-cell table:style-name="ce33"/>
          <table:table-cell office:value-type="float" office:value="300" calcext:value-type="float">
            <text:p>300</text:p>
          </table:table-cell>
          <table:table-cell table:style-name="ce3" table:formula="of:=[.$L$14]/[.K20]*[.$L$11]+[.$L$12]" office:value-type="float" office:value="40.4" calcext:value-type="float">
            <text:p>40,4</text:p>
          </table:table-cell>
          <table:table-cell table:style-name="ce3" table:formula="of:=[.$M$14]/[.K20]*[.$M$11]+[.$M$12]" office:value-type="float" office:value="8.73333333333333" calcext:value-type="float">
            <text:p>8,7</text:p>
          </table:table-cell>
          <table:table-cell table:style-name="ce3" table:formula="of:=[.$N$14]/[.K20]*[.$N$11]+[.$N$12]" office:value-type="float" office:value="3.46666666666667" calcext:value-type="float">
            <text:p>3,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3" table:formula="of:=[.L20]-[.B20]" office:value-type="float" office:value="1.40000000000001" calcext:value-type="float">
            <text:p>1,4</text:p>
          </table:table-cell>
          <table:table-cell table:style-name="ce3" table:formula="of:=[.M20]-[.C20]" office:value-type="float" office:value="0.733333333333333" calcext:value-type="float">
            <text:p>0,7</text:p>
          </table:table-cell>
          <table:table-cell table:style-name="ce3" table:formula="of:=[.N20]-[.D20]" office:value-type="float" office:value="0.466666666666667" calcext:value-type="float">
            <text:p>0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33" table:formula="of:=[.$G$14]*1000/[.F21]/2/8-10" office:value-type="float" office:value="27.5" calcext:value-type="float">
            <text:p>28</text:p>
          </table:table-cell>
          <table:table-cell table:style-name="ce33" table:formula="of:=[.$H$14]*1000/[.F21]/2/8-30" office:value-type="float" office:value="-5" calcext:value-type="float">
            <text:p>-5</text:p>
          </table:table-cell>
          <table:table-cell table:style-name="ce33" table:formula="of:=[.$I$14]*1000/[.F21]/2/8-30" office:value-type="float" office:value="-17.5" calcext:value-type="float">
            <text:p>-18</text:p>
          </table:table-cell>
          <table:table-cell table:style-name="ce33"/>
          <table:table-cell office:value-type="float" office:value="400" calcext:value-type="float">
            <text:p>400</text:p>
          </table:table-cell>
          <table:table-cell table:style-name="ce3" table:formula="of:=[.$L$14]/[.K21]*[.$L$11]+[.$L$12]" office:value-type="float" office:value="27.8" calcext:value-type="float">
            <text:p>27,8</text:p>
          </table:table-cell>
          <table:table-cell table:style-name="ce3" table:formula="of:=[.$M$14]/[.K21]*[.$M$11]+[.$M$12]" office:value-type="float" office:value="5.8" calcext:value-type="float">
            <text:p>5,8</text:p>
          </table:table-cell>
          <table:table-cell table:style-name="ce3" table:formula="of:=[.$N$14]/[.K21]*[.$N$11]+[.$N$12]" office:value-type="float" office:value="1.6" calcext:value-type="float">
            <text:p>1,6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3" table:formula="of:=[.L21]-[.B21]" office:value-type="float" office:value="0.799999999999997" calcext:value-type="float">
            <text:p>0,8</text:p>
          </table:table-cell>
          <table:table-cell table:style-name="ce3" table:formula="of:=[.M21]-[.C21]" office:value-type="float" office:value="0.800000000000001" calcext:value-type="float">
            <text:p>0,8</text:p>
          </table:table-cell>
          <table:table-cell table:style-name="ce3" table:formula="of:=[.N21]-[.D21]" office:value-type="float" office:value="0.600000000000001" calcext:value-type="float">
            <text:p>0,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3" table:formula="of:=[.$G$14]*1000/[.F22]/2/8-10" office:value-type="float" office:value="20" calcext:value-type="float">
            <text:p>20</text:p>
          </table:table-cell>
          <table:table-cell table:style-name="ce33" table:formula="of:=[.$H$14]*1000/[.F22]/2/8-30" office:value-type="float" office:value="-10" calcext:value-type="float">
            <text:p>-10</text:p>
          </table:table-cell>
          <table:table-cell table:style-name="ce33" table:formula="of:=[.$I$14]*1000/[.F22]/2/8-30" office:value-type="float" office:value="-20" calcext:value-type="float">
            <text:p>-20</text:p>
          </table:table-cell>
          <table:table-cell table:style-name="ce33"/>
          <table:table-cell office:value-type="float" office:value="500" calcext:value-type="float">
            <text:p>500</text:p>
          </table:table-cell>
          <table:table-cell table:style-name="ce3" table:formula="of:=[.$L$14]/[.K22]*[.$L$11]+[.$L$12]" office:value-type="float" office:value="20.24" calcext:value-type="float">
            <text:p>20,2</text:p>
          </table:table-cell>
          <table:table-cell table:style-name="ce3" table:formula="of:=[.$M$14]/[.K22]*[.$M$11]+[.$M$12]" office:value-type="float" office:value="4.04" calcext:value-type="float">
            <text:p>4,0</text:p>
          </table:table-cell>
          <table:table-cell table:style-name="ce3" table:formula="of:=[.$N$14]/[.K22]*[.$N$11]+[.$N$12]" office:value-type="float" office:value="0.48" calcext:value-type="float">
            <text:p>0,5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" table:formula="of:=[.L22]-[.B22]" office:value-type="float" office:value="0.239999999999998" calcext:value-type="float">
            <text:p>0,2</text:p>
          </table:table-cell>
          <table:table-cell table:style-name="ce3" table:formula="of:=[.M22]-[.C22]" office:value-type="float" office:value="1.04" calcext:value-type="float">
            <text:p>1,0</text:p>
          </table:table-cell>
          <table:table-cell table:style-name="ce3" table:formula="of:=[.N22]-[.D22]" office:value-type="float" office:value="0.48" calcext:value-type="float">
            <text:p>0,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33" table:formula="of:=[.$G$14]*1000/[.F23]/2/8-10" office:value-type="float" office:value="15" calcext:value-type="float">
            <text:p>15</text:p>
          </table:table-cell>
          <table:table-cell table:style-name="ce33" table:number-columns-repeated="3"/>
          <table:table-cell office:value-type="float" office:value="600" calcext:value-type="float">
            <text:p>600</text:p>
          </table:table-cell>
          <table:table-cell table:style-name="ce3" table:formula="of:=[.$L$14]/[.K23]*[.$L$11]+[.$L$12]" office:value-type="float" office:value="15.2" calcext:value-type="float">
            <text:p>15,2</text:p>
          </table:table-cell>
          <table:table-cell table:style-name="ce3" table:formula="of:=[.$M$14]/[.K23]*[.$M$11]+[.$M$12]" office:value-type="float" office:value="2.86666666666667" calcext:value-type="float">
            <text:p>2,9</text:p>
          </table:table-cell>
          <table:table-cell table:style-name="ce3" table:formula="of:=[.$N$14]/[.K23]*[.$N$11]+[.$N$12]" office:value-type="float" office:value="-0.266666666666667" calcext:value-type="float">
            <text:p>-0,3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ce3" table:formula="of:=[.L23]-[.B23]" office:value-type="float" office:value="0.200000000000003" calcext:value-type="float">
            <text:p>0,2</text:p>
          </table:table-cell>
          <table:table-cell table:style-name="ce3" table:formula="of:=[.M23]-[.C23]" office:value-type="float" office:value="0.866666666666666" calcext:value-type="float">
            <text:p>0,9</text:p>
          </table:table-cell>
          <table:table-cell table:style-name="ce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" office:value-type="float" office:value="700" calcext:value-type="float">
            <text:p>700</text:p>
          </table:table-cell>
          <table:table-cell table:style-name="ce33" table:formula="of:=[.$G$14]*1000/[.F24]/2/8-10" office:value-type="float" office:value="11.4285714285714" calcext:value-type="float">
            <text:p>11</text:p>
          </table:table-cell>
          <table:table-cell table:style-name="ce33" table:number-columns-repeated="3"/>
          <table:table-cell office:value-type="float" office:value="700" calcext:value-type="float">
            <text:p>700</text:p>
          </table:table-cell>
          <table:table-cell table:style-name="ce3" table:formula="of:=[.$L$14]/[.K24]*[.$L$11]+[.$L$12]" office:value-type="float" office:value="11.6" calcext:value-type="float">
            <text:p>11,6</text:p>
          </table:table-cell>
          <table:table-cell table:style-name="ce3" table:formula="of:=[.$M$14]/[.K24]*[.$M$11]+[.$M$12]" office:value-type="float" office:value="2.02857142857143" calcext:value-type="float">
            <text:p>2,0</text:p>
          </table:table-cell>
          <table:table-cell table:style-name="ce3" table:formula="of:=[.$N$14]/[.K24]*[.$N$11]+[.$N$12]" office:value-type="float" office:value="-0.8" calcext:value-type="float">
            <text:p>-0,8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style-name="ce3" table:formula="of:=[.L24]-[.B24]" office:value-type="float" office:value="0.600000000000001" calcext:value-type="float">
            <text:p>0,6</text:p>
          </table:table-cell>
          <table:table-cell table:style-name="ce3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00" calcext:value-type="float">
            <text:p>800</text:p>
          </table:table-cell>
          <table:table-cell table:style-name="ce33" table:formula="of:=[.$G$14]*1000/[.F25]/2/8-10" office:value-type="float" office:value="8.75" calcext:value-type="float">
            <text:p>9</text:p>
          </table:table-cell>
          <table:table-cell table:style-name="ce33" table:number-columns-repeated="3"/>
          <table:table-cell office:value-type="float" office:value="800" calcext:value-type="float">
            <text:p>800</text:p>
          </table:table-cell>
          <table:table-cell table:style-name="ce3" table:formula="of:=[.$L$14]/[.K25]*[.$L$11]+[.$L$12]" office:value-type="float" office:value="8.9" calcext:value-type="float">
            <text:p>8,9</text:p>
          </table:table-cell>
          <table:table-cell table:style-name="ce3" table:formula="of:=[.$M$14]/[.K25]*[.$M$11]+[.$M$12]" office:value-type="float" office:value="1.4" calcext:value-type="float">
            <text:p>1,4</text:p>
          </table:table-cell>
          <table:table-cell table:style-name="ce3" table:formula="of:=[.$N$14]/[.K25]*[.$N$11]+[.$N$12]" office:value-type="float" office:value="-1.2" calcext:value-type="float">
            <text:p>-1,2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style-name="ce3" table:formula="of:=[.L25]-[.B25]" office:value-type="float" office:value="0.899999999999999" calcext:value-type="float">
            <text:p>0,9</text:p>
          </table:table-cell>
          <table:table-cell table:style-name="ce3" table:formula="of:=[.M25]-[.C25]" office:value-type="float" office:value="0.4" calcext:value-type="float">
            <text:p>0,4</text:p>
          </table:table-cell>
          <table:table-cell table:style-name="ce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900" calcext:value-type="float">
            <text:p>900</text:p>
          </table:table-cell>
          <table:table-cell table:style-name="ce33" table:formula="of:=[.$G$14]*1000/[.F26]/2/8-10" office:value-type="float" office:value="6.66666666666667" calcext:value-type="float">
            <text:p>7</text:p>
          </table:table-cell>
          <table:table-cell table:style-name="ce33" table:number-columns-repeated="3"/>
          <table:table-cell office:value-type="float" office:value="900" calcext:value-type="float">
            <text:p>900</text:p>
          </table:table-cell>
          <table:table-cell table:style-name="ce3" table:formula="of:=[.$L$14]/[.K26]*[.$L$11]+[.$L$12]" office:value-type="float" office:value="6.8" calcext:value-type="float">
            <text:p>6,8</text:p>
          </table:table-cell>
          <table:table-cell table:style-name="ce3" table:formula="of:=[.$M$14]/[.K26]*[.$M$11]+[.$M$12]" office:value-type="float" office:value="0.911111111111111" calcext:value-type="float">
            <text:p>0,9</text:p>
          </table:table-cell>
          <table:table-cell table:style-name="ce3" table:formula="of:=[.$N$14]/[.K26]*[.$N$11]+[.$N$12]" office:value-type="float" office:value="-1.51111111111111" calcext:value-type="float">
            <text:p>-1,5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style-name="ce3" table:formula="of:=[.L26]-[.B26]" office:value-type="float" office:value="-0.199999999999999" calcext:value-type="float">
            <text:p>-0,2</text:p>
          </table:table-cell>
          <table:table-cell table:style-name="ce3" table:formula="of:=[.M26]-[.C26]" office:value-type="float" office:value="0.911111111111111" calcext:value-type="float">
            <text:p>0,9</text:p>
          </table:table-cell>
          <table:table-cell table:style-name="ce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33" table:formula="of:=[.$G$14]*1000/[.F27]/2/8-10" office:value-type="float" office:value="5" calcext:value-type="float">
            <text:p>5</text:p>
          </table:table-cell>
          <table:table-cell table:style-name="ce33" table:number-columns-repeated="3"/>
          <table:table-cell office:value-type="float" office:value="1000" calcext:value-type="float">
            <text:p>1000</text:p>
          </table:table-cell>
          <table:table-cell table:style-name="ce3" table:formula="of:=[.$L$14]/[.K27]*[.$L$11]+[.$L$12]" office:value-type="float" office:value="5.12" calcext:value-type="float">
            <text:p>5,1</text:p>
          </table:table-cell>
          <table:table-cell table:style-name="ce3" table:formula="of:=[.$M$14]/[.K27]*[.$M$11]+[.$M$12]" office:value-type="float" office:value="0.52" calcext:value-type="float">
            <text:p>0,5</text:p>
          </table:table-cell>
          <table:table-cell table:style-name="ce3" table:formula="of:=[.$N$14]/[.K27]*[.$N$11]+[.$N$12]" office:value-type="float" office:value="-1.76" calcext:value-type="float">
            <text:p>-1,8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3" table:formula="of:=[.L27]-[.B27]" office:value-type="float" office:value="0.119999999999999" calcext:value-type="float">
            <text:p>0,1</text:p>
          </table:table-cell>
          <table:table-cell table:style-name="ce3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1100" calcext:value-type="float">
            <text:p>1100</text:p>
          </table:table-cell>
          <table:table-cell table:style-name="ce33" table:formula="of:=[.$G$14]*1000/[.F28]/2/8-10" office:value-type="float" office:value="3.63636363636364" calcext:value-type="float">
            <text:p>4</text:p>
          </table:table-cell>
          <table:table-cell table:style-name="ce33" table:number-columns-repeated="3"/>
          <table:table-cell office:value-type="float" office:value="1100" calcext:value-type="float">
            <text:p>1100</text:p>
          </table:table-cell>
          <table:table-cell table:style-name="ce3" table:formula="of:=[.$L$14]/[.K28]*[.$L$11]+[.$L$12]" office:value-type="float" office:value="3.74545454545454" calcext:value-type="float">
            <text:p>3,7</text:p>
          </table:table-cell>
          <table:table-cell table:style-name="ce3" table:formula="of:=[.$M$14]/[.K28]*[.$M$11]+[.$M$12]" office:value-type="float" office:value="0.2" calcext:value-type="float">
            <text:p>0,2</text:p>
          </table:table-cell>
          <table:table-cell table:style-name="ce3" table:formula="of:=[.$N$14]/[.K28]*[.$N$11]+[.$N$12]" office:value-type="float" office:value="-1.96363636363636" calcext:value-type="float">
            <text:p>-2,0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table:style-name="ce3" table:formula="of:=[.L28]-[.B28]" office:value-type="float" office:value="-0.254545454545456" calcext:value-type="float">
            <text:p>-0,3</text:p>
          </table:table-cell>
          <table:table-cell table:style-name="ce3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1200" calcext:value-type="float">
            <text:p>1200</text:p>
          </table:table-cell>
          <table:table-cell table:style-name="ce33" table:formula="of:=[.$G$14]*1000/[.F29]/2/8-10" office:value-type="float" office:value="2.5" calcext:value-type="float">
            <text:p>3</text:p>
          </table:table-cell>
          <table:table-cell table:style-name="ce33" table:number-columns-repeated="3"/>
          <table:table-cell office:value-type="float" office:value="1200" calcext:value-type="float">
            <text:p>1200</text:p>
          </table:table-cell>
          <table:table-cell table:style-name="ce3" table:formula="of:=[.$L$14]/[.K29]*[.$L$11]+[.$L$12]" office:value-type="float" office:value="2.6" calcext:value-type="float">
            <text:p>2,6</text:p>
          </table:table-cell>
          <table:table-cell table:style-name="ce3" table:formula="of:=[.$M$14]/[.K29]*[.$M$11]+[.$M$12]" office:value-type="float" office:value="-0.0666666666666669" calcext:value-type="float">
            <text:p>-0,1</text:p>
          </table:table-cell>
          <table:table-cell table:style-name="ce3" table:formula="of:=[.$N$14]/[.K29]*[.$N$11]+[.$N$12]" office:value-type="float" office:value="-2.13333333333333" calcext:value-type="float">
            <text:p>-2,1</text:p>
          </table:table-cell>
          <table:table-cell/>
          <table:table-cell table:style-name="ce1" office:value-type="float" office:value="1200" calcext:value-type="float">
            <text:p>1200</text:p>
          </table:table-cell>
          <table:table-cell table:style-name="ce3" table:formula="of:=[.L29]-[.B29]" office:value-type="float" office:value="0.600000000000001" calcext:value-type="float">
            <text:p>0,6</text:p>
          </table:table-cell>
          <table:table-cell table:style-name="ce3" table:number-columns-repeated="2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5"/>
          <table:table-cell table:number-columns-repeated="9"/>
          <table:table-cell table:style-name="ce5"/>
          <table:table-cell table:style-name="ce1" table:number-columns-repeated="3"/>
          <table:table-cell table:number-columns-repeated="5"/>
        </table:table-row>
        <table:table-row table:style-name="ro1" table:number-rows-repeated="1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office:value-type="string" calcext:value-type="string">
            <text:p>https://dmrlawson.co.uk/index.php/2017/12/04/dshot-in-the-dark/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4251497005988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48502994011976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38" table:number-columns-repeated="2"/>
          <table:table-cell table:style-name="ce40" table:number-columns-repeated="4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" office:value-type="float" office:value="2500" calcext:value-type="float">
            <text:p>2500</text:p>
          </table:table-cell>
          <table:table-cell table:formula="of:=[.E4]" office:value-type="float" office:value="1250" calcext:value-type="float">
            <text:p>1250</text:p>
          </table:table-cell>
          <table:table-cell table:formula="of:=[.F4]" office:value-type="float" office:value="625" calcext:value-type="float">
            <text:p>625</text:p>
          </table:table-cell>
          <table:table-cell table:formula="of:=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-[.D4]" office:value-type="float" office:value="2500" calcext:value-type="float">
            <text:p>2500</text:p>
          </table:table-cell>
          <table:table-cell table:formula="of:=[.E8]-[.E4]" office:value-type="float" office:value="1250" calcext:value-type="float">
            <text:p>1250</text:p>
          </table:table-cell>
          <table:table-cell table:formula="of:=[.F8]-[.F4]" office:value-type="float" office:value="625" calcext:value-type="float">
            <text:p>625</text:p>
          </table:table-cell>
          <table:table-cell table:formula="of:=[.G8]-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9]" office:value-type="float" office:value="1680" calcext:value-type="float">
            <text:p>1680</text:p>
          </table:table-cell>
          <table:table-cell table:formula="of:=[.E9]" office:value-type="float" office:value="840" calcext:value-type="float">
            <text:p>840</text:p>
          </table:table-cell>
          <table:table-cell table:formula="of:=[.F9]" office:value-type="float" office:value="420" calcext:value-type="float">
            <text:p>420</text:p>
          </table:table-cell>
          <table:table-cell table:formula="of:=[.G9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12:.D14])" office:value-type="float" office:value="6680" calcext:value-type="float">
            <text:p>6680</text:p>
          </table:table-cell>
          <table:table-cell table:formula="of:=SUM([.E12:.E14])" office:value-type="float" office:value="3340" calcext:value-type="float">
            <text:p>3340</text:p>
          </table:table-cell>
          <table:table-cell table:formula="of:=SUM([.F12:.F14])" office:value-type="float" office:value="1670" calcext:value-type="float">
            <text:p>1670</text:p>
          </table:table-cell>
          <table:table-cell table:formula="of:=SUM([.G12:.G14])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9]/[.D21]" office:value-type="float" office:value="0.349700598802395" calcext:value-type="float">
            <text:p>0,34970059880239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9]/2" office:value-type="float" office:value="1168" calcext:value-type="float">
            <text:p>1168</text:p>
          </table:table-cell>
          <table:table-cell table:formula="of:=[.E19]/2" office:value-type="float" office:value="584" calcext:value-type="float">
            <text:p>584</text:p>
          </table:table-cell>
          <table:table-cell table:formula="of:=[.F19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20]/2" office:value-type="float" office:value="2172" calcext:value-type="float">
            <text:p>2172</text:p>
          </table:table-cell>
          <table:table-cell table:formula="of:=[.E20]/2" office:value-type="float" office:value="1086" calcext:value-type="float">
            <text:p>1086</text:p>
          </table:table-cell>
          <table:table-cell table:formula="of:=[.F20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+[.D20]" office:value-type="float" office:value="6680" calcext:value-type="float">
            <text:p>6680</text:p>
          </table:table-cell>
          <table:table-cell table:formula="of:=[.D21]/2" office:value-type="float" office:value="3340" calcext:value-type="float">
            <text:p>3340</text:p>
          </table:table-cell>
          <table:table-cell table:formula="of:=[.E21]/2" office:value-type="float" office:value="1670" calcext:value-type="float">
            <text:p>1670</text:p>
          </table:table-cell>
          <table:table-cell table:formula="of:=[.F21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23]/[.D25]" office:value-type="float" office:value="0.70059880239521" calcext:value-type="float">
            <text:p>0,70059880239521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23]/2" office:value-type="float" office:value="2340" calcext:value-type="float">
            <text:p>2340</text:p>
          </table:table-cell>
          <table:table-cell table:formula="of:=[.E23]/2" office:value-type="float" office:value="1170" calcext:value-type="float">
            <text:p>1170</text:p>
          </table:table-cell>
          <table:table-cell table:formula="of:=[.F23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24]/2" office:value-type="float" office:value="1000" calcext:value-type="float">
            <text:p>1000</text:p>
          </table:table-cell>
          <table:table-cell table:formula="of:=[.E24]/2" office:value-type="float" office:value="500" calcext:value-type="float">
            <text:p>500</text:p>
          </table:table-cell>
          <table:table-cell table:formula="of:=[.F24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+[.D24]" office:value-type="float" office:value="6680" calcext:value-type="float">
            <text:p>6680</text:p>
          </table:table-cell>
          <table:table-cell table:formula="of:=[.D25]/2" office:value-type="float" office:value="3340" calcext:value-type="float">
            <text:p>3340</text:p>
          </table:table-cell>
          <table:table-cell table:formula="of:=[.E25]/2" office:value-type="float" office:value="1670" calcext:value-type="float">
            <text:p>1670</text:p>
          </table:table-cell>
          <table:table-cell table:formula="of:=[.F25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" office:value-type="float" office:value="2336" calcext:value-type="float">
            <text:p>2336</text:p>
          </table:table-cell>
          <table:table-cell table:formula="of:=[.E19]" office:value-type="float" office:value="1168" calcext:value-type="float">
            <text:p>1168</text:p>
          </table:table-cell>
          <table:table-cell table:formula="of:=[.F19]" office:value-type="float" office:value="584" calcext:value-type="float">
            <text:p>584</text:p>
          </table:table-cell>
          <table:table-cell table:formula="of:=[.G19]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-[.D19]" office:value-type="float" office:value="2344" calcext:value-type="float">
            <text:p>2344</text:p>
          </table:table-cell>
          <table:table-cell table:formula="of:=[.E23]-[.E19]" office:value-type="float" office:value="1172" calcext:value-type="float">
            <text:p>1172</text:p>
          </table:table-cell>
          <table:table-cell table:formula="of:=[.F23]-[.F19]" office:value-type="float" office:value="586" calcext:value-type="float">
            <text:p>586</text:p>
          </table:table-cell>
          <table:table-cell table:formula="of:=[.G23]-[.G19]"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24]" office:value-type="float" office:value="2000" calcext:value-type="float">
            <text:p>2000</text:p>
          </table:table-cell>
          <table:table-cell table:formula="of:=[.E24]" office:value-type="float" office:value="1000" calcext:value-type="float">
            <text:p>1000</text:p>
          </table:table-cell>
          <table:table-cell table:formula="of:=[.F24]" office:value-type="float" office:value="500" calcext:value-type="float">
            <text:p>500</text:p>
          </table:table-cell>
          <table:table-cell table:formula="of:=[.G24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27:.D29])" office:value-type="float" office:value="6680" calcext:value-type="float">
            <text:p>6680</text:p>
          </table:table-cell>
          <table:table-cell table:formula="of:=SUM([.E27:.E29])" office:value-type="float" office:value="3340" calcext:value-type="float">
            <text:p>3340</text:p>
          </table:table-cell>
          <table:table-cell table:formula="of:=SUM([.F27:.F29])" office:value-type="float" office:value="1670" calcext:value-type="float">
            <text:p>1670</text:p>
          </table:table-cell>
          <table:table-cell table:formula="of:=SUM([.G27:.G29])" office:value-type="float" office:value="835" calcext:value-type="float">
            <text:p>835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clock [Hz]</text:p>
          </table:table-cell>
          <table:table-cell table:style-name="Default" office:value-type="float" office:value="133000000" calcext:value-type="float">
            <text:p>1330000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i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ycle [ns]</text:p>
          </table:table-cell>
          <table:table-cell table:style-name="Default" table:formula="of:=1000000000/[.C34]*[.C35]" office:value-type="float" office:value="7.5187969924812" calcext:value-type="float">
            <text:p>7,518796992481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19]/[.$C$36]" office:value-type="float" office:value="310.688" calcext:value-type="float">
            <text:p>310,7</text:p>
          </table:table-cell>
          <table:table-cell table:style-name="ce3" table:formula="of:=[.E19]/[.$C$36]" office:value-type="float" office:value="155.344" calcext:value-type="float">
            <text:p>155,3</text:p>
          </table:table-cell>
          <table:table-cell table:style-name="ce3" table:formula="of:=[.F19]/[.$C$36]" office:value-type="float" office:value="77.672" calcext:value-type="float">
            <text:p>77,7</text:p>
          </table:table-cell>
          <table:table-cell table:style-name="ce3" table:formula="of:=[.G19]/[.$C$36]" office:value-type="float" office:value="38.836" calcext:value-type="float">
            <text:p>38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23]/[.$C$36]" office:value-type="float" office:value="622.44" calcext:value-type="float">
            <text:p>622,4</text:p>
          </table:table-cell>
          <table:table-cell table:style-name="ce3" table:formula="of:=[.E23]/[.$C$36]" office:value-type="float" office:value="311.22" calcext:value-type="float">
            <text:p>311,2</text:p>
          </table:table-cell>
          <table:table-cell table:style-name="ce3" table:formula="of:=[.F23]/[.$C$36]" office:value-type="float" office:value="155.61" calcext:value-type="float">
            <text:p>155,6</text:p>
          </table:table-cell>
          <table:table-cell table:style-name="ce3" table:formula="of:=[.G23]/[.$C$36]" office:value-type="float" office:value="77.805" calcext:value-type="float">
            <text:p>77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3" table:number-columns-repeated="4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4]/[.$C$36]" office:value-type="float" office:value="332.5" calcext:value-type="float">
            <text:p>332,5</text:p>
          </table:table-cell>
          <table:table-cell table:style-name="ce3" table:formula="of:=[.E4]/[.$C$36]" office:value-type="float" office:value="166.25" calcext:value-type="float">
            <text:p>166,3</text:p>
          </table:table-cell>
          <table:table-cell table:style-name="ce3" table:formula="of:=[.F4]/[.$C$36]" office:value-type="float" office:value="83.125" calcext:value-type="float">
            <text:p>83,1</text:p>
          </table:table-cell>
          <table:table-cell table:style-name="ce3" table:formula="of:=[.G4]/[.$C$36]" office:value-type="float" office:value="41.5625" calcext:value-type="float">
            <text:p>41,6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8]/[.$C$36]" office:value-type="float" office:value="665" calcext:value-type="float">
            <text:p>665,0</text:p>
          </table:table-cell>
          <table:table-cell table:style-name="ce3" table:formula="of:=[.E8]/[.$C$36]" office:value-type="float" office:value="332.5" calcext:value-type="float">
            <text:p>332,5</text:p>
          </table:table-cell>
          <table:table-cell table:style-name="ce3" table:formula="of:=[.F8]/[.$C$36]" office:value-type="float" office:value="166.25" calcext:value-type="float">
            <text:p>166,3</text:p>
          </table:table-cell>
          <table:table-cell table:style-name="ce3" table:formula="of:=[.G8]/[.$C$36]" office:value-type="float" office:value="83.125" calcext:value-type="float">
            <text:p>83,1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</table:table>
      <table:table table:name="fft" table:style-name="ta1">
        <table:table-column table:style-name="co2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([.B5]*[.D5]+[.B6]*[.D6]+[.B7]*[.D7])/([.D5]+[.D6]+[.D7])" office:value-type="float" office:value="105" calcext:value-type="float">
            <text:p>105</text:p>
          </table:table-cell>
          <table:table-cell table:number-columns-repeated="2"/>
        </table:table-row>
      </table:table>
      <table:table table:name="term-relax" table:style-name="ta1">
        <table:table-column table:style-name="co2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poin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 factor</text:p>
          </table:table-cell>
          <table:table-cell office:value-type="string" calcext:value-type="string">
            <text:p>setpoint facto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AX(0;1-[.B4]/50)" office:value-type="float" office:value="1" calcext:value-type="float">
            <text:p>1</text:p>
          </table:table-cell>
          <table:table-cell table:formula="of:=MAX(0.5;1-[.A4]/2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]-[.A4])" office:value-type="float" office:value="0" calcext:value-type="float">
            <text:p>0</text:p>
          </table:table-cell>
          <table:table-cell table:formula="of:=MAX(0;1-[.B5]/50)" office:value-type="float" office:value="1" calcext:value-type="float">
            <text:p>1</text:p>
          </table:table-cell>
          <table:table-cell table:formula="of:=MAX(0.5;1-[.A5]/2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6]-[.A5])" office:value-type="float" office:value="20" calcext:value-type="float">
            <text:p>20</text:p>
          </table:table-cell>
          <table:table-cell table:formula="of:=MAX(0;1-[.B6]/50)" office:value-type="float" office:value="0.6" calcext:value-type="float">
            <text:p>0,6</text:p>
          </table:table-cell>
          <table:table-cell table:formula="of:=MAX(0.5;1-[.A6]/20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7]-[.A6])" office:value-type="float" office:value="20" calcext:value-type="float">
            <text:p>20</text:p>
          </table:table-cell>
          <table:table-cell table:formula="of:=MAX(0;1-[.B7]/50)" office:value-type="float" office:value="0.6" calcext:value-type="float">
            <text:p>0,6</text:p>
          </table:table-cell>
          <table:table-cell table:formula="of:=MAX(0.5;1-[.A7]/200)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8]-[.A7])" office:value-type="float" office:value="40" calcext:value-type="float">
            <text:p>40</text:p>
          </table:table-cell>
          <table:table-cell table:formula="of:=MAX(0;1-[.B8]/50)" office:value-type="float" office:value="0.2" calcext:value-type="float">
            <text:p>0,2</text:p>
          </table:table-cell>
          <table:table-cell table:formula="of:=MAX(0.5;1-[.A8]/20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9]-[.A8])" office:value-type="float" office:value="50" calcext:value-type="float">
            <text:p>50</text:p>
          </table:table-cell>
          <table:table-cell table:formula="of:=MAX(0;1-[.B9]/50)" office:value-type="float" office:value="0" calcext:value-type="float">
            <text:p>0</text:p>
          </table:table-cell>
          <table:table-cell table:formula="of:=MAX(0.5;1-[.A9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10]-[.A9])" office:value-type="float" office:value="70" calcext:value-type="float">
            <text:p>70</text:p>
          </table:table-cell>
          <table:table-cell table:formula="of:=MAX(0;1-[.B10]/50)" office:value-type="float" office:value="0" calcext:value-type="float">
            <text:p>0</text:p>
          </table:table-cell>
          <table:table-cell table:formula="of:=MAX(0.5;1-[.A10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1]-[.A10])" office:value-type="float" office:value="40" calcext:value-type="float">
            <text:p>40</text:p>
          </table:table-cell>
          <table:table-cell table:formula="of:=MAX(0;1-[.B11]/50)" office:value-type="float" office:value="0.2" calcext:value-type="float">
            <text:p>0,2</text:p>
          </table:table-cell>
          <table:table-cell table:formula="of:=MAX(0.5;1-[.A11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2]-[.A11])" office:value-type="float" office:value="0" calcext:value-type="float">
            <text:p>0</text:p>
          </table:table-cell>
          <table:table-cell table:formula="of:=MAX(0;1-[.B12]/50)" office:value-type="float" office:value="1" calcext:value-type="float">
            <text:p>1</text:p>
          </table:table-cell>
          <table:table-cell table:formula="of:=MAX(0.5;1-[.A12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3]-[.A12])" office:value-type="float" office:value="0" calcext:value-type="float">
            <text:p>0</text:p>
          </table:table-cell>
          <table:table-cell table:formula="of:=MAX(0;1-[.B13]/50)" office:value-type="float" office:value="1" calcext:value-type="float">
            <text:p>1</text:p>
          </table:table-cell>
          <table:table-cell table:formula="of:=MAX(0.5;1-[.A13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4]-[.A13])" office:value-type="float" office:value="0" calcext:value-type="float">
            <text:p>0</text:p>
          </table:table-cell>
          <table:table-cell table:formula="of:=MAX(0;1-[.B14]/50)" office:value-type="float" office:value="1" calcext:value-type="float">
            <text:p>1</text:p>
          </table:table-cell>
          <table:table-cell table:formula="of:=MAX(0.5;1-[.A14]/200)"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21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7H34M42S</meta:editing-duration>
    <meta:editing-cycles>54</meta:editing-cycles>
    <meta:generator>LibreOffice/7.3.7.2$Linux_X86_64 LibreOffice_project/30$Build-2</meta:generator>
    <dc:date>2023-08-10T23:49:08.516798281</dc:date>
    <meta:document-statistic meta:table-count="10" meta:cell-count="156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26cm" svg:width="45.244cm" svg:height="22.136cm">
          <chart:coordinate-region svg:x="1.669cm" svg:y="1.46cm" svg:width="44.33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